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6:01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section 0,04mm2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-0.002">
            <text:p>-0,002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04">
            <text:p>0,0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0.021765">
            <text:p>-0,021765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0.021765">
            <text:p>-0,02176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41765">
            <text:p>-0,04176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41765">
            <text:p>-0,04176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62059">
            <text:p>-0,062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062059">
            <text:p>-0,062059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082059">
            <text:p>-0,082059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-0.082059">
            <text:p>-0,082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102353">
            <text:p>-0,102353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102353">
            <text:p>-0,102353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122059">
            <text:p>-0,122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122059">
            <text:p>-0,122059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-0.142059">
            <text:p>-0,142059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142059">
            <text:p>-0,142059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-0.162059">
            <text:p>-0,162059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0.162059">
            <text:p>-0,162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182059">
            <text:p>-0,182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182059">
            <text:p>-0,182059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0.202353">
            <text:p>-0,202353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0.202353">
            <text:p>-0,202353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222353">
            <text:p>-0,222353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222353">
            <text:p>-0,222353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242647">
            <text:p>-0,24264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-0.242647">
            <text:p>-0,24264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262647">
            <text:p>-0,26264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262647">
            <text:p>-0,262647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0.282941">
            <text:p>-0,282941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282941">
            <text:p>-0,282941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0.302353">
            <text:p>-0,302353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0.302353">
            <text:p>-0,302353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0624">
            <text:p>-0,000624</text:p>
          </table:table-cell>
          <table:table-cell office:value-type="float" office:value="-0.322059">
            <text:p>-0,322059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0624">
            <text:p>-0,000624</text:p>
          </table:table-cell>
          <table:table-cell office:value-type="float" office:value="-0.322059">
            <text:p>-0,322059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341765">
            <text:p>-0,341765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341765">
            <text:p>-0,341765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0.362059">
            <text:p>-0,36205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0.362059">
            <text:p>-0,362059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382059">
            <text:p>-0,382059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-0.001249">
            <text:p>-0,001249</text:p>
          </table:table-cell>
          <table:table-cell office:value-type="float" office:value="-0.382059">
            <text:p>-0,38205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0.402353">
            <text:p>-0,4023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0.402353">
            <text:p>-0,402353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0624">
            <text:p>-0,000624</text:p>
          </table:table-cell>
          <table:table-cell office:value-type="float" office:value="-0.422353">
            <text:p>-0,422353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0624">
            <text:p>-0,000624</text:p>
          </table:table-cell>
          <table:table-cell office:value-type="float" office:value="-0.422353">
            <text:p>-0,422353</text:p>
          </table:table-cell>
          <table:table-cell table:number-columns-repeated="1019"/>
        </table:table-row>
        <table:table-row table:style-name="ro1">
          <table:table-cell office:value-type="float" office:value="15.61095">
            <text:p>15,6109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0.442353">
            <text:p>-0,442353</text:p>
          </table:table-cell>
          <table:table-cell table:number-columns-repeated="1019"/>
        </table:table-row>
        <table:table-row table:style-name="ro1">
          <table:table-cell office:value-type="float" office:value="15.61095">
            <text:p>15,6109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0624">
            <text:p>0,000624</text:p>
          </table:table-cell>
          <table:table-cell office:value-type="float" office:value="-0.442353">
            <text:p>-0,4423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0.462353">
            <text:p>-0,4623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">
            <text:p>0</text:p>
          </table:table-cell>
          <table:table-cell office:value-type="float" office:value="-0.462353">
            <text:p>-0,462353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1249">
            <text:p>0,001249</text:p>
          </table:table-cell>
          <table:table-cell office:value-type="float" office:value="-0.481765">
            <text:p>-0,481765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1249">
            <text:p>0,001249</text:p>
          </table:table-cell>
          <table:table-cell office:value-type="float" office:value="-0.481765">
            <text:p>-0,481765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2498">
            <text:p>0,002498</text:p>
          </table:table-cell>
          <table:table-cell office:value-type="float" office:value="-0.501765">
            <text:p>-0,501765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02498">
            <text:p>0,002498</text:p>
          </table:table-cell>
          <table:table-cell office:value-type="float" office:value="-0.501765">
            <text:p>-0,501765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01873">
            <text:p>0,001873</text:p>
          </table:table-cell>
          <table:table-cell office:value-type="float" office:value="-0.521471">
            <text:p>-0,521471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1873">
            <text:p>0,001873</text:p>
          </table:table-cell>
          <table:table-cell office:value-type="float" office:value="-0.521471">
            <text:p>-0,521471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02498">
            <text:p>0,002498</text:p>
          </table:table-cell>
          <table:table-cell office:value-type="float" office:value="-0.542353">
            <text:p>-0,542353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2498">
            <text:p>0,002498</text:p>
          </table:table-cell>
          <table:table-cell office:value-type="float" office:value="-0.542353">
            <text:p>-0,542353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1873">
            <text:p>0,001873</text:p>
          </table:table-cell>
          <table:table-cell office:value-type="float" office:value="-0.562059">
            <text:p>-0,562059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1873">
            <text:p>0,001873</text:p>
          </table:table-cell>
          <table:table-cell office:value-type="float" office:value="-0.562059">
            <text:p>-0,562059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2498">
            <text:p>0,002498</text:p>
          </table:table-cell>
          <table:table-cell office:value-type="float" office:value="-0.582353">
            <text:p>-0,582353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2498">
            <text:p>0,002498</text:p>
          </table:table-cell>
          <table:table-cell office:value-type="float" office:value="-0.582353">
            <text:p>-0,582353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2498">
            <text:p>0,002498</text:p>
          </table:table-cell>
          <table:table-cell office:value-type="float" office:value="-0.602353">
            <text:p>-0,602353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2498">
            <text:p>0,002498</text:p>
          </table:table-cell>
          <table:table-cell office:value-type="float" office:value="-0.602353">
            <text:p>-0,602353</text:p>
          </table:table-cell>
          <table:table-cell table:number-columns-repeated="1019"/>
        </table:table-row>
        <table:table-row table:style-name="ro1">
          <table:table-cell office:value-type="float" office:value="93.665703">
            <text:p>93,66570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3747">
            <text:p>0,003747</text:p>
          </table:table-cell>
          <table:table-cell office:value-type="float" office:value="-0.622059">
            <text:p>-0,622059</text:p>
          </table:table-cell>
          <table:table-cell table:number-columns-repeated="1019"/>
        </table:table-row>
        <table:table-row table:style-name="ro1">
          <table:table-cell office:value-type="float" office:value="93.665703">
            <text:p>93,665703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03747">
            <text:p>0,003747</text:p>
          </table:table-cell>
          <table:table-cell office:value-type="float" office:value="-0.622059">
            <text:p>-0,622059</text:p>
          </table:table-cell>
          <table:table-cell table:number-columns-repeated="1019"/>
        </table:table-row>
        <table:table-row table:style-name="ro1">
          <table:table-cell office:value-type="float" office:value="93.665703">
            <text:p>93,665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3747">
            <text:p>0,003747</text:p>
          </table:table-cell>
          <table:table-cell office:value-type="float" office:value="-0.642353">
            <text:p>-0,642353</text:p>
          </table:table-cell>
          <table:table-cell table:number-columns-repeated="1019"/>
        </table:table-row>
        <table:table-row table:style-name="ro1">
          <table:table-cell office:value-type="float" office:value="93.665703">
            <text:p>93,665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3747">
            <text:p>0,003747</text:p>
          </table:table-cell>
          <table:table-cell office:value-type="float" office:value="-0.642353">
            <text:p>-0,642353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4996">
            <text:p>0,004996</text:p>
          </table:table-cell>
          <table:table-cell office:value-type="float" office:value="-0.661471">
            <text:p>-0,661471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4996">
            <text:p>0,004996</text:p>
          </table:table-cell>
          <table:table-cell office:value-type="float" office:value="-0.661471">
            <text:p>-0,661471</text:p>
          </table:table-cell>
          <table:table-cell table:number-columns-repeated="1019"/>
        </table:table-row>
        <table:table-row table:style-name="ro1">
          <table:table-cell office:value-type="float" office:value="109.276649">
            <text:p>109,27664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04371">
            <text:p>0,004371</text:p>
          </table:table-cell>
          <table:table-cell office:value-type="float" office:value="-0.682353">
            <text:p>-0,682353</text:p>
          </table:table-cell>
          <table:table-cell table:number-columns-repeated="1019"/>
        </table:table-row>
        <table:table-row table:style-name="ro1">
          <table:table-cell office:value-type="float" office:value="109.276649">
            <text:p>109,2766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4371">
            <text:p>0,004371</text:p>
          </table:table-cell>
          <table:table-cell office:value-type="float" office:value="-0.682353">
            <text:p>-0,682353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562">
            <text:p>0,00562</text:p>
          </table:table-cell>
          <table:table-cell office:value-type="float" office:value="-0.701471">
            <text:p>-0,701471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3">
            <text:p>-0,003253</text:p>
          </table:table-cell>
          <table:table-cell office:value-type="float" office:value="-0.003226">
            <text:p>-0,003226</text:p>
          </table:table-cell>
          <table:table-cell office:value-type="float" office:value="0.00562">
            <text:p>0,00562</text:p>
          </table:table-cell>
          <table:table-cell office:value-type="float" office:value="-0.701471">
            <text:p>-0,701471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562">
            <text:p>0,00562</text:p>
          </table:table-cell>
          <table:table-cell office:value-type="float" office:value="-0.721765">
            <text:p>-0,721765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0562">
            <text:p>0,00562</text:p>
          </table:table-cell>
          <table:table-cell office:value-type="float" office:value="-0.721765">
            <text:p>-0,721765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4996">
            <text:p>0,004996</text:p>
          </table:table-cell>
          <table:table-cell office:value-type="float" office:value="-0.742059">
            <text:p>-0,742059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04996">
            <text:p>0,004996</text:p>
          </table:table-cell>
          <table:table-cell office:value-type="float" office:value="-0.742059">
            <text:p>-0,742059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6244">
            <text:p>0,006244</text:p>
          </table:table-cell>
          <table:table-cell office:value-type="float" office:value="-0.761471">
            <text:p>-0,761471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6244">
            <text:p>0,006244</text:p>
          </table:table-cell>
          <table:table-cell office:value-type="float" office:value="-0.761471">
            <text:p>-0,761471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04996">
            <text:p>0,004996</text:p>
          </table:table-cell>
          <table:table-cell office:value-type="float" office:value="-0.783235">
            <text:p>-0,783235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04996">
            <text:p>0,004996</text:p>
          </table:table-cell>
          <table:table-cell office:value-type="float" office:value="-0.783235">
            <text:p>-0,783235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06244">
            <text:p>0,006244</text:p>
          </table:table-cell>
          <table:table-cell office:value-type="float" office:value="-0.799412">
            <text:p>-0,799412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6244">
            <text:p>0,006244</text:p>
          </table:table-cell>
          <table:table-cell office:value-type="float" office:value="-0.799412">
            <text:p>-0,799412</text:p>
          </table:table-cell>
          <table:table-cell table:number-columns-repeated="1019"/>
        </table:table-row>
        <table:table-row table:style-name="ro1">
          <table:table-cell office:value-type="float" office:value="171.720459">
            <text:p>171,720459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06869">
            <text:p>0,006869</text:p>
          </table:table-cell>
          <table:table-cell office:value-type="float" office:value="-0.818824">
            <text:p>-0,818824</text:p>
          </table:table-cell>
          <table:table-cell table:number-columns-repeated="1019"/>
        </table:table-row>
        <table:table-row table:style-name="ro1">
          <table:table-cell office:value-type="float" office:value="171.720459">
            <text:p>171,72045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6869">
            <text:p>0,006869</text:p>
          </table:table-cell>
          <table:table-cell office:value-type="float" office:value="-0.837647">
            <text:p>-0,837647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08118">
            <text:p>0,008118</text:p>
          </table:table-cell>
          <table:table-cell office:value-type="float" office:value="-0.837647">
            <text:p>-0,837647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8118">
            <text:p>0,008118</text:p>
          </table:table-cell>
          <table:table-cell office:value-type="float" office:value="-0.856765">
            <text:p>-0,856765</text:p>
          </table:table-cell>
          <table:table-cell table:number-columns-repeated="1019"/>
        </table:table-row>
        <table:table-row table:style-name="ro1">
          <table:table-cell office:value-type="float" office:value="187.331406">
            <text:p>187,33140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07493">
            <text:p>0,007493</text:p>
          </table:table-cell>
          <table:table-cell office:value-type="float" office:value="-0.856765">
            <text:p>-0,856765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8118">
            <text:p>0,008118</text:p>
          </table:table-cell>
          <table:table-cell office:value-type="float" office:value="-0.876471">
            <text:p>-0,876471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8118">
            <text:p>0,008118</text:p>
          </table:table-cell>
          <table:table-cell office:value-type="float" office:value="-0.876471">
            <text:p>-0,876471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9367">
            <text:p>0,009367</text:p>
          </table:table-cell>
          <table:table-cell office:value-type="float" office:value="-0.895588">
            <text:p>-0,895588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9367">
            <text:p>0,009367</text:p>
          </table:table-cell>
          <table:table-cell office:value-type="float" office:value="-0.895588">
            <text:p>-0,895588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9367">
            <text:p>0,009367</text:p>
          </table:table-cell>
          <table:table-cell office:value-type="float" office:value="-0.914706">
            <text:p>-0,914706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9367">
            <text:p>0,009367</text:p>
          </table:table-cell>
          <table:table-cell office:value-type="float" office:value="-0.914706">
            <text:p>-0,914706</text:p>
          </table:table-cell>
          <table:table-cell table:number-columns-repeated="1019"/>
        </table:table-row>
        <table:table-row table:style-name="ro1">
          <table:table-cell office:value-type="float" office:value="265.386139">
            <text:p>265,38613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0615">
            <text:p>0,010615</text:p>
          </table:table-cell>
          <table:table-cell office:value-type="float" office:value="-0.933235">
            <text:p>-0,933235</text:p>
          </table:table-cell>
          <table:table-cell table:number-columns-repeated="1019"/>
        </table:table-row>
        <table:table-row table:style-name="ro1">
          <table:table-cell office:value-type="float" office:value="265.386139">
            <text:p>265,38613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0615">
            <text:p>0,010615</text:p>
          </table:table-cell>
          <table:table-cell office:value-type="float" office:value="-0.933235">
            <text:p>-0,933235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0.952647">
            <text:p>-0,952647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08742">
            <text:p>0,008742</text:p>
          </table:table-cell>
          <table:table-cell office:value-type="float" office:value="-0.952647">
            <text:p>-0,952647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9991">
            <text:p>0,009991</text:p>
          </table:table-cell>
          <table:table-cell office:value-type="float" office:value="-0.971176">
            <text:p>-0,971176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9991">
            <text:p>0,009991</text:p>
          </table:table-cell>
          <table:table-cell office:value-type="float" office:value="-0.971176">
            <text:p>-0,971176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9367">
            <text:p>0,009367</text:p>
          </table:table-cell>
          <table:table-cell office:value-type="float" office:value="-0.990882">
            <text:p>-0,990882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09367">
            <text:p>0,009367</text:p>
          </table:table-cell>
          <table:table-cell office:value-type="float" office:value="-0.990882">
            <text:p>-0,990882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09991">
            <text:p>0,009991</text:p>
          </table:table-cell>
          <table:table-cell office:value-type="float" office:value="-1.01">
            <text:p>-1,01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09991">
            <text:p>0,009991</text:p>
          </table:table-cell>
          <table:table-cell office:value-type="float" office:value="-1.01">
            <text:p>-1,01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1124">
            <text:p>0,01124</text:p>
          </table:table-cell>
          <table:table-cell office:value-type="float" office:value="-1.031176">
            <text:p>-1,031176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124">
            <text:p>0,01124</text:p>
          </table:table-cell>
          <table:table-cell office:value-type="float" office:value="-1.031176">
            <text:p>-1,031176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124">
            <text:p>0,01124</text:p>
          </table:table-cell>
          <table:table-cell office:value-type="float" office:value="-1.049118">
            <text:p>-1,049118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124">
            <text:p>0,01124</text:p>
          </table:table-cell>
          <table:table-cell office:value-type="float" office:value="-1.049118">
            <text:p>-1,049118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1864">
            <text:p>0,011864</text:p>
          </table:table-cell>
          <table:table-cell office:value-type="float" office:value="-1.068824">
            <text:p>-1,068824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1864">
            <text:p>0,011864</text:p>
          </table:table-cell>
          <table:table-cell office:value-type="float" office:value="-1.087647">
            <text:p>-1,087647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1864">
            <text:p>0,011864</text:p>
          </table:table-cell>
          <table:table-cell office:value-type="float" office:value="-1.087647">
            <text:p>-1,087647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1864">
            <text:p>0,011864</text:p>
          </table:table-cell>
          <table:table-cell office:value-type="float" office:value="-1.107059">
            <text:p>-1,107059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1124">
            <text:p>0,01124</text:p>
          </table:table-cell>
          <table:table-cell office:value-type="float" office:value="-1.107059">
            <text:p>-1,107059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1864">
            <text:p>0,011864</text:p>
          </table:table-cell>
          <table:table-cell office:value-type="float" office:value="-1.125882">
            <text:p>-1,125882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1864">
            <text:p>0,011864</text:p>
          </table:table-cell>
          <table:table-cell office:value-type="float" office:value="-1.125882">
            <text:p>-1,125882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2489">
            <text:p>0,012489</text:p>
          </table:table-cell>
          <table:table-cell office:value-type="float" office:value="-1.145">
            <text:p>-1,145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2489">
            <text:p>0,012489</text:p>
          </table:table-cell>
          <table:table-cell office:value-type="float" office:value="-1.145">
            <text:p>-1,145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14362">
            <text:p>0,014362</text:p>
          </table:table-cell>
          <table:table-cell office:value-type="float" office:value="-1.163823">
            <text:p>-1,163823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4362">
            <text:p>0,014362</text:p>
          </table:table-cell>
          <table:table-cell office:value-type="float" office:value="-1.163823">
            <text:p>-1,163823</text:p>
          </table:table-cell>
          <table:table-cell table:number-columns-repeated="1019"/>
        </table:table-row>
        <table:table-row table:style-name="ro1">
          <table:table-cell office:value-type="float" office:value="343.440918">
            <text:p>343,44091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3738">
            <text:p>0,013738</text:p>
          </table:table-cell>
          <table:table-cell office:value-type="float" office:value="-1.182941">
            <text:p>-1,182941</text:p>
          </table:table-cell>
          <table:table-cell table:number-columns-repeated="1019"/>
        </table:table-row>
        <table:table-row table:style-name="ro1">
          <table:table-cell office:value-type="float" office:value="343.440918">
            <text:p>343,44091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3738">
            <text:p>0,013738</text:p>
          </table:table-cell>
          <table:table-cell office:value-type="float" office:value="-1.182941">
            <text:p>-1,182941</text:p>
          </table:table-cell>
          <table:table-cell table:number-columns-repeated="1019"/>
        </table:table-row>
        <table:table-row table:style-name="ro1">
          <table:table-cell office:value-type="float" office:value="343.440918">
            <text:p>343,44091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3738">
            <text:p>0,013738</text:p>
          </table:table-cell>
          <table:table-cell office:value-type="float" office:value="-1.202647">
            <text:p>-1,202647</text:p>
          </table:table-cell>
          <table:table-cell table:number-columns-repeated="1019"/>
        </table:table-row>
        <table:table-row table:style-name="ro1">
          <table:table-cell office:value-type="float" office:value="343.440918">
            <text:p>343,44091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3738">
            <text:p>0,013738</text:p>
          </table:table-cell>
          <table:table-cell office:value-type="float" office:value="-1.202647">
            <text:p>-1,202647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4362">
            <text:p>0,014362</text:p>
          </table:table-cell>
          <table:table-cell office:value-type="float" office:value="-1.221765">
            <text:p>-1,221765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14362">
            <text:p>0,014362</text:p>
          </table:table-cell>
          <table:table-cell office:value-type="float" office:value="-1.221765">
            <text:p>-1,221765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14987">
            <text:p>0,014987</text:p>
          </table:table-cell>
          <table:table-cell office:value-type="float" office:value="-1.240882">
            <text:p>-1,240882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14987">
            <text:p>0,014987</text:p>
          </table:table-cell>
          <table:table-cell office:value-type="float" office:value="-1.240882">
            <text:p>-1,240882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5611">
            <text:p>0,015611</text:p>
          </table:table-cell>
          <table:table-cell office:value-type="float" office:value="-1.259706">
            <text:p>-1,259706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15611">
            <text:p>0,015611</text:p>
          </table:table-cell>
          <table:table-cell office:value-type="float" office:value="-1.259706">
            <text:p>-1,259706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5611">
            <text:p>0,015611</text:p>
          </table:table-cell>
          <table:table-cell office:value-type="float" office:value="-1.278823">
            <text:p>-1,278823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5611">
            <text:p>0,015611</text:p>
          </table:table-cell>
          <table:table-cell office:value-type="float" office:value="-1.278823">
            <text:p>-1,278823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5611">
            <text:p>0,015611</text:p>
          </table:table-cell>
          <table:table-cell office:value-type="float" office:value="-1.298235">
            <text:p>-1,298235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5611">
            <text:p>0,015611</text:p>
          </table:table-cell>
          <table:table-cell office:value-type="float" office:value="-1.316765">
            <text:p>-1,316765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15611">
            <text:p>0,015611</text:p>
          </table:table-cell>
          <table:table-cell office:value-type="float" office:value="-1.316765">
            <text:p>-1,316765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15611">
            <text:p>0,015611</text:p>
          </table:table-cell>
          <table:table-cell office:value-type="float" office:value="-1.336177">
            <text:p>-1,336177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15611">
            <text:p>0,015611</text:p>
          </table:table-cell>
          <table:table-cell office:value-type="float" office:value="-1.336177">
            <text:p>-1,336177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6235">
            <text:p>0,016235</text:p>
          </table:table-cell>
          <table:table-cell office:value-type="float" office:value="-1.355">
            <text:p>-1,355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6235">
            <text:p>0,016235</text:p>
          </table:table-cell>
          <table:table-cell office:value-type="float" office:value="-1.355">
            <text:p>-1,355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5611">
            <text:p>0,015611</text:p>
          </table:table-cell>
          <table:table-cell office:value-type="float" office:value="-1.374706">
            <text:p>-1,374706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5611">
            <text:p>0,015611</text:p>
          </table:table-cell>
          <table:table-cell office:value-type="float" office:value="-1.374706">
            <text:p>-1,374706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016235">
            <text:p>0,016235</text:p>
          </table:table-cell>
          <table:table-cell office:value-type="float" office:value="-1.394118">
            <text:p>-1,394118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16235">
            <text:p>0,016235</text:p>
          </table:table-cell>
          <table:table-cell office:value-type="float" office:value="-1.394118">
            <text:p>-1,394118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18109">
            <text:p>0,018109</text:p>
          </table:table-cell>
          <table:table-cell office:value-type="float" office:value="-1.412647">
            <text:p>-1,412647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8109">
            <text:p>0,018109</text:p>
          </table:table-cell>
          <table:table-cell office:value-type="float" office:value="-1.412647">
            <text:p>-1,412647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17484">
            <text:p>0,017484</text:p>
          </table:table-cell>
          <table:table-cell office:value-type="float" office:value="-1.431765">
            <text:p>-1,431765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7484">
            <text:p>0,017484</text:p>
          </table:table-cell>
          <table:table-cell office:value-type="float" office:value="-1.431765">
            <text:p>-1,431765</text:p>
          </table:table-cell>
          <table:table-cell table:number-columns-repeated="1019"/>
        </table:table-row>
        <table:table-row table:style-name="ro1">
          <table:table-cell office:value-type="float" office:value="483.939453">
            <text:p>483,93945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9358">
            <text:p>0,019358</text:p>
          </table:table-cell>
          <table:table-cell office:value-type="float" office:value="-1.451177">
            <text:p>-1,451177</text:p>
          </table:table-cell>
          <table:table-cell table:number-columns-repeated="1019"/>
        </table:table-row>
        <table:table-row table:style-name="ro1">
          <table:table-cell office:value-type="float" office:value="483.939453">
            <text:p>483,93945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9358">
            <text:p>0,019358</text:p>
          </table:table-cell>
          <table:table-cell office:value-type="float" office:value="-1.451177">
            <text:p>-1,451177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8733">
            <text:p>0,018733</text:p>
          </table:table-cell>
          <table:table-cell office:value-type="float" office:value="-1.470294">
            <text:p>-1,470294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18733">
            <text:p>0,018733</text:p>
          </table:table-cell>
          <table:table-cell office:value-type="float" office:value="-1.470294">
            <text:p>-1,470294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9982">
            <text:p>0,019982</text:p>
          </table:table-cell>
          <table:table-cell office:value-type="float" office:value="-1.490588">
            <text:p>-1,490588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9982">
            <text:p>0,019982</text:p>
          </table:table-cell>
          <table:table-cell office:value-type="float" office:value="-1.490588">
            <text:p>-1,490588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8733">
            <text:p>0,018733</text:p>
          </table:table-cell>
          <table:table-cell office:value-type="float" office:value="-1.510294">
            <text:p>-1,510294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18733">
            <text:p>0,018733</text:p>
          </table:table-cell>
          <table:table-cell office:value-type="float" office:value="-1.510294">
            <text:p>-1,510294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1231">
            <text:p>0,021231</text:p>
          </table:table-cell>
          <table:table-cell office:value-type="float" office:value="-1.53">
            <text:p>-1,53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21231">
            <text:p>0,021231</text:p>
          </table:table-cell>
          <table:table-cell office:value-type="float" office:value="-1.53">
            <text:p>-1,53</text:p>
          </table:table-cell>
          <table:table-cell table:number-columns-repeated="1019"/>
        </table:table-row>
        <table:table-row table:style-name="ro1">
          <table:table-cell office:value-type="float" office:value="515.161377">
            <text:p>515,161377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20606">
            <text:p>0,020606</text:p>
          </table:table-cell>
          <table:table-cell office:value-type="float" office:value="-1.551765">
            <text:p>-1,551765</text:p>
          </table:table-cell>
          <table:table-cell table:number-columns-repeated="1019"/>
        </table:table-row>
        <table:table-row table:style-name="ro1">
          <table:table-cell office:value-type="float" office:value="515.161377">
            <text:p>515,16137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0606">
            <text:p>0,020606</text:p>
          </table:table-cell>
          <table:table-cell office:value-type="float" office:value="-1.551765">
            <text:p>-1,551765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1855">
            <text:p>0,021855</text:p>
          </table:table-cell>
          <table:table-cell office:value-type="float" office:value="-1.571177">
            <text:p>-1,571177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1855">
            <text:p>0,021855</text:p>
          </table:table-cell>
          <table:table-cell office:value-type="float" office:value="-1.571177">
            <text:p>-1,571177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1231">
            <text:p>0,021231</text:p>
          </table:table-cell>
          <table:table-cell office:value-type="float" office:value="-1.590588">
            <text:p>-1,590588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1231">
            <text:p>0,021231</text:p>
          </table:table-cell>
          <table:table-cell office:value-type="float" office:value="-1.590588">
            <text:p>-1,590588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1231">
            <text:p>0,021231</text:p>
          </table:table-cell>
          <table:table-cell office:value-type="float" office:value="-1.61">
            <text:p>-1,61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1231">
            <text:p>0,021231</text:p>
          </table:table-cell>
          <table:table-cell office:value-type="float" office:value="-1.61">
            <text:p>-1,61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21855">
            <text:p>0,021855</text:p>
          </table:table-cell>
          <table:table-cell office:value-type="float" office:value="-1.630588">
            <text:p>-1,630588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21855">
            <text:p>0,021855</text:p>
          </table:table-cell>
          <table:table-cell office:value-type="float" office:value="-1.630588">
            <text:p>-1,630588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248">
            <text:p>0,02248</text:p>
          </table:table-cell>
          <table:table-cell office:value-type="float" office:value="-1.648529">
            <text:p>-1,648529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248">
            <text:p>0,02248</text:p>
          </table:table-cell>
          <table:table-cell office:value-type="float" office:value="-1.648529">
            <text:p>-1,648529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248">
            <text:p>0,02248</text:p>
          </table:table-cell>
          <table:table-cell office:value-type="float" office:value="-1.668235">
            <text:p>-1,668235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248">
            <text:p>0,02248</text:p>
          </table:table-cell>
          <table:table-cell office:value-type="float" office:value="-1.687059">
            <text:p>-1,687059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21855">
            <text:p>0,021855</text:p>
          </table:table-cell>
          <table:table-cell office:value-type="float" office:value="-1.687059">
            <text:p>-1,687059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1855">
            <text:p>0,021855</text:p>
          </table:table-cell>
          <table:table-cell office:value-type="float" office:value="-1.706471">
            <text:p>-1,706471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3104">
            <text:p>0,023104</text:p>
          </table:table-cell>
          <table:table-cell office:value-type="float" office:value="-1.706471">
            <text:p>-1,706471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3729">
            <text:p>0,023729</text:p>
          </table:table-cell>
          <table:table-cell office:value-type="float" office:value="-1.725294">
            <text:p>-1,725294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23729">
            <text:p>0,023729</text:p>
          </table:table-cell>
          <table:table-cell office:value-type="float" office:value="-1.725294">
            <text:p>-1,725294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3729">
            <text:p>0,023729</text:p>
          </table:table-cell>
          <table:table-cell office:value-type="float" office:value="-1.744706">
            <text:p>-1,744706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23729">
            <text:p>0,023729</text:p>
          </table:table-cell>
          <table:table-cell office:value-type="float" office:value="-1.744706">
            <text:p>-1,744706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3104">
            <text:p>0,023104</text:p>
          </table:table-cell>
          <table:table-cell office:value-type="float" office:value="-1.764118">
            <text:p>-1,764118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3">
            <text:p>-0,003253</text:p>
          </table:table-cell>
          <table:table-cell office:value-type="float" office:value="-0.003226">
            <text:p>-0,003226</text:p>
          </table:table-cell>
          <table:table-cell office:value-type="float" office:value="0.023104">
            <text:p>0,023104</text:p>
          </table:table-cell>
          <table:table-cell office:value-type="float" office:value="-1.764118">
            <text:p>-1,764118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24978">
            <text:p>0,024978</text:p>
          </table:table-cell>
          <table:table-cell office:value-type="float" office:value="-1.783235">
            <text:p>-1,783235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24978">
            <text:p>0,024978</text:p>
          </table:table-cell>
          <table:table-cell office:value-type="float" office:value="-1.783235">
            <text:p>-1,783235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3729">
            <text:p>0,023729</text:p>
          </table:table-cell>
          <table:table-cell office:value-type="float" office:value="-1.802353">
            <text:p>-1,802353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3729">
            <text:p>0,023729</text:p>
          </table:table-cell>
          <table:table-cell office:value-type="float" office:value="-1.802353">
            <text:p>-1,802353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6851">
            <text:p>0,026851</text:p>
          </table:table-cell>
          <table:table-cell office:value-type="float" office:value="-1.821177">
            <text:p>-1,821177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6851">
            <text:p>0,026851</text:p>
          </table:table-cell>
          <table:table-cell office:value-type="float" office:value="-1.821177">
            <text:p>-1,821177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6851">
            <text:p>0,026851</text:p>
          </table:table-cell>
          <table:table-cell office:value-type="float" office:value="-1.840294">
            <text:p>-1,840294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6851">
            <text:p>0,026851</text:p>
          </table:table-cell>
          <table:table-cell office:value-type="float" office:value="-1.840294">
            <text:p>-1,840294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4978">
            <text:p>0,024978</text:p>
          </table:table-cell>
          <table:table-cell office:value-type="float" office:value="-1.859412">
            <text:p>-1,859412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4978">
            <text:p>0,024978</text:p>
          </table:table-cell>
          <table:table-cell office:value-type="float" office:value="-1.859412">
            <text:p>-1,859412</text:p>
          </table:table-cell>
          <table:table-cell table:number-columns-repeated="1019"/>
        </table:table-row>
        <table:table-row table:style-name="ro1">
          <table:table-cell office:value-type="float" office:value="655.659912">
            <text:p>655,65991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26226">
            <text:p>0,026226</text:p>
          </table:table-cell>
          <table:table-cell office:value-type="float" office:value="-1.879118">
            <text:p>-1,879118</text:p>
          </table:table-cell>
          <table:table-cell table:number-columns-repeated="1019"/>
        </table:table-row>
        <table:table-row table:style-name="ro1">
          <table:table-cell office:value-type="float" office:value="655.659912">
            <text:p>655,65991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6226">
            <text:p>0,026226</text:p>
          </table:table-cell>
          <table:table-cell office:value-type="float" office:value="-1.879118">
            <text:p>-1,879118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81">
            <text:p>0,0281</text:p>
          </table:table-cell>
          <table:table-cell office:value-type="float" office:value="-1.898235">
            <text:p>-1,898235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81">
            <text:p>0,0281</text:p>
          </table:table-cell>
          <table:table-cell office:value-type="float" office:value="-1.916471">
            <text:p>-1,916471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7475">
            <text:p>0,027475</text:p>
          </table:table-cell>
          <table:table-cell office:value-type="float" office:value="-1.916471">
            <text:p>-1,916471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27475">
            <text:p>0,027475</text:p>
          </table:table-cell>
          <table:table-cell office:value-type="float" office:value="-1.936176">
            <text:p>-1,936176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28724">
            <text:p>0,028724</text:p>
          </table:table-cell>
          <table:table-cell office:value-type="float" office:value="-1.936176">
            <text:p>-1,936176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81">
            <text:p>0,0281</text:p>
          </table:table-cell>
          <table:table-cell office:value-type="float" office:value="-1.954706">
            <text:p>-1,954706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81">
            <text:p>0,0281</text:p>
          </table:table-cell>
          <table:table-cell office:value-type="float" office:value="-1.954706">
            <text:p>-1,954706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281">
            <text:p>0,0281</text:p>
          </table:table-cell>
          <table:table-cell office:value-type="float" office:value="-1.974412">
            <text:p>-1,974412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81">
            <text:p>0,0281</text:p>
          </table:table-cell>
          <table:table-cell office:value-type="float" office:value="-1.974412">
            <text:p>-1,974412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281">
            <text:p>0,0281</text:p>
          </table:table-cell>
          <table:table-cell office:value-type="float" office:value="-1.993235">
            <text:p>-1,993235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281">
            <text:p>0,0281</text:p>
          </table:table-cell>
          <table:table-cell office:value-type="float" office:value="-1.993235">
            <text:p>-1,993235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31222">
            <text:p>0,031222</text:p>
          </table:table-cell>
          <table:table-cell office:value-type="float" office:value="-2.012353">
            <text:p>-2,012353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31222">
            <text:p>0,031222</text:p>
          </table:table-cell>
          <table:table-cell office:value-type="float" office:value="-2.012353">
            <text:p>-2,012353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8724">
            <text:p>0,028724</text:p>
          </table:table-cell>
          <table:table-cell office:value-type="float" office:value="-2.031471">
            <text:p>-2,031471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28724">
            <text:p>0,028724</text:p>
          </table:table-cell>
          <table:table-cell office:value-type="float" office:value="-2.031471">
            <text:p>-2,031471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28724">
            <text:p>0,028724</text:p>
          </table:table-cell>
          <table:table-cell office:value-type="float" office:value="-2.050882">
            <text:p>-2,050882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28724">
            <text:p>0,028724</text:p>
          </table:table-cell>
          <table:table-cell office:value-type="float" office:value="-2.050882">
            <text:p>-2,050882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1222">
            <text:p>0,031222</text:p>
          </table:table-cell>
          <table:table-cell office:value-type="float" office:value="-2.070294">
            <text:p>-2,070294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1222">
            <text:p>0,031222</text:p>
          </table:table-cell>
          <table:table-cell office:value-type="float" office:value="-2.070294">
            <text:p>-2,070294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9973">
            <text:p>0,029973</text:p>
          </table:table-cell>
          <table:table-cell office:value-type="float" office:value="-2.089412">
            <text:p>-2,089412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9973">
            <text:p>0,029973</text:p>
          </table:table-cell>
          <table:table-cell office:value-type="float" office:value="-2.089412">
            <text:p>-2,089412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0597">
            <text:p>0,030597</text:p>
          </table:table-cell>
          <table:table-cell office:value-type="float" office:value="-2.109706">
            <text:p>-2,109706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30597">
            <text:p>0,030597</text:p>
          </table:table-cell>
          <table:table-cell office:value-type="float" office:value="-2.109706">
            <text:p>-2,109706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0597">
            <text:p>0,030597</text:p>
          </table:table-cell>
          <table:table-cell office:value-type="float" office:value="-2.128529">
            <text:p>-2,128529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0597">
            <text:p>0,030597</text:p>
          </table:table-cell>
          <table:table-cell office:value-type="float" office:value="-2.128529">
            <text:p>-2,128529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30597">
            <text:p>0,030597</text:p>
          </table:table-cell>
          <table:table-cell office:value-type="float" office:value="-2.147647">
            <text:p>-2,147647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30597">
            <text:p>0,030597</text:p>
          </table:table-cell>
          <table:table-cell office:value-type="float" office:value="-2.166471">
            <text:p>-2,166471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32471">
            <text:p>0,032471</text:p>
          </table:table-cell>
          <table:table-cell office:value-type="float" office:value="-2.166471">
            <text:p>-2,166471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2471">
            <text:p>0,032471</text:p>
          </table:table-cell>
          <table:table-cell office:value-type="float" office:value="-2.185588">
            <text:p>-2,185588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3372">
            <text:p>0,03372</text:p>
          </table:table-cell>
          <table:table-cell office:value-type="float" office:value="-2.185588">
            <text:p>-2,185588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372">
            <text:p>0,03372</text:p>
          </table:table-cell>
          <table:table-cell office:value-type="float" office:value="-2.204706">
            <text:p>-2,204706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372">
            <text:p>0,03372</text:p>
          </table:table-cell>
          <table:table-cell office:value-type="float" office:value="-2.204706">
            <text:p>-2,204706</text:p>
          </table:table-cell>
          <table:table-cell table:number-columns-repeated="1019"/>
        </table:table-row>
        <table:table-row table:style-name="ro1">
          <table:table-cell office:value-type="float" office:value="827.380371">
            <text:p>827,38037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33095">
            <text:p>0,033095</text:p>
          </table:table-cell>
          <table:table-cell office:value-type="float" office:value="-2.224118">
            <text:p>-2,224118</text:p>
          </table:table-cell>
          <table:table-cell table:number-columns-repeated="1019"/>
        </table:table-row>
        <table:table-row table:style-name="ro1">
          <table:table-cell office:value-type="float" office:value="827.380371">
            <text:p>827,38037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3095">
            <text:p>0,033095</text:p>
          </table:table-cell>
          <table:table-cell office:value-type="float" office:value="-2.224118">
            <text:p>-2,224118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372">
            <text:p>0,03372</text:p>
          </table:table-cell>
          <table:table-cell office:value-type="float" office:value="-2.243529">
            <text:p>-2,243529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372">
            <text:p>0,03372</text:p>
          </table:table-cell>
          <table:table-cell office:value-type="float" office:value="-2.243529">
            <text:p>-2,243529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3372">
            <text:p>0,03372</text:p>
          </table:table-cell>
          <table:table-cell office:value-type="float" office:value="-2.262647">
            <text:p>-2,262647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372">
            <text:p>0,03372</text:p>
          </table:table-cell>
          <table:table-cell office:value-type="float" office:value="-2.262647">
            <text:p>-2,262647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4969">
            <text:p>0,034969</text:p>
          </table:table-cell>
          <table:table-cell office:value-type="float" office:value="-2.281765">
            <text:p>-2,281765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34969">
            <text:p>0,034969</text:p>
          </table:table-cell>
          <table:table-cell office:value-type="float" office:value="-2.281765">
            <text:p>-2,281765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4969">
            <text:p>0,034969</text:p>
          </table:table-cell>
          <table:table-cell office:value-type="float" office:value="-2.300588">
            <text:p>-2,300588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4969">
            <text:p>0,034969</text:p>
          </table:table-cell>
          <table:table-cell office:value-type="float" office:value="-2.300588">
            <text:p>-2,300588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35593">
            <text:p>0,035593</text:p>
          </table:table-cell>
          <table:table-cell office:value-type="float" office:value="-2.319706">
            <text:p>-2,319706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35593">
            <text:p>0,035593</text:p>
          </table:table-cell>
          <table:table-cell office:value-type="float" office:value="-2.319706">
            <text:p>-2,319706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5593">
            <text:p>0,035593</text:p>
          </table:table-cell>
          <table:table-cell office:value-type="float" office:value="-2.339412">
            <text:p>-2,339412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5593">
            <text:p>0,035593</text:p>
          </table:table-cell>
          <table:table-cell office:value-type="float" office:value="-2.339412">
            <text:p>-2,339412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35593">
            <text:p>0,035593</text:p>
          </table:table-cell>
          <table:table-cell office:value-type="float" office:value="-2.359412">
            <text:p>-2,359412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35593">
            <text:p>0,035593</text:p>
          </table:table-cell>
          <table:table-cell office:value-type="float" office:value="-2.359412">
            <text:p>-2,359412</text:p>
          </table:table-cell>
          <table:table-cell table:number-columns-repeated="1019"/>
        </table:table-row>
        <table:table-row table:style-name="ro1">
          <table:table-cell office:value-type="float" office:value="921.046082">
            <text:p>921,04608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6842">
            <text:p>0,036842</text:p>
          </table:table-cell>
          <table:table-cell office:value-type="float" office:value="-2.379118">
            <text:p>-2,379118</text:p>
          </table:table-cell>
          <table:table-cell table:number-columns-repeated="1019"/>
        </table:table-row>
        <table:table-row table:style-name="ro1">
          <table:table-cell office:value-type="float" office:value="921.046082">
            <text:p>921,04608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36842">
            <text:p>0,036842</text:p>
          </table:table-cell>
          <table:table-cell office:value-type="float" office:value="-2.379118">
            <text:p>-2,379118</text:p>
          </table:table-cell>
          <table:table-cell table:number-columns-repeated="1019"/>
        </table:table-row>
        <table:table-row table:style-name="ro1">
          <table:table-cell office:value-type="float" office:value="921.046082">
            <text:p>921,04608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6842">
            <text:p>0,036842</text:p>
          </table:table-cell>
          <table:table-cell office:value-type="float" office:value="-2.402647">
            <text:p>-2,402647</text:p>
          </table:table-cell>
          <table:table-cell table:number-columns-repeated="1019"/>
        </table:table-row>
        <table:table-row table:style-name="ro1">
          <table:table-cell office:value-type="float" office:value="921.046082">
            <text:p>921,04608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36842">
            <text:p>0,036842</text:p>
          </table:table-cell>
          <table:table-cell office:value-type="float" office:value="-2.402647">
            <text:p>-2,402647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7466">
            <text:p>0,037466</text:p>
          </table:table-cell>
          <table:table-cell office:value-type="float" office:value="-2.422059">
            <text:p>-2,422059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37466">
            <text:p>0,037466</text:p>
          </table:table-cell>
          <table:table-cell office:value-type="float" office:value="-2.422059">
            <text:p>-2,422059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37466">
            <text:p>0,037466</text:p>
          </table:table-cell>
          <table:table-cell office:value-type="float" office:value="-2.440882">
            <text:p>-2,440882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37466">
            <text:p>0,037466</text:p>
          </table:table-cell>
          <table:table-cell office:value-type="float" office:value="-2.440882">
            <text:p>-2,440882</text:p>
          </table:table-cell>
          <table:table-cell table:number-columns-repeated="1019"/>
        </table:table-row>
        <table:table-row table:style-name="ro1">
          <table:table-cell office:value-type="float" office:value="952.267944">
            <text:p>952,26794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8091">
            <text:p>0,038091</text:p>
          </table:table-cell>
          <table:table-cell office:value-type="float" office:value="-2.46">
            <text:p>-2,46</text:p>
          </table:table-cell>
          <table:table-cell table:number-columns-repeated="1019"/>
        </table:table-row>
        <table:table-row table:style-name="ro1">
          <table:table-cell office:value-type="float" office:value="952.267944">
            <text:p>952,26794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8091">
            <text:p>0,038091</text:p>
          </table:table-cell>
          <table:table-cell office:value-type="float" office:value="-2.46">
            <text:p>-2,46</text:p>
          </table:table-cell>
          <table:table-cell table:number-columns-repeated="1019"/>
        </table:table-row>
        <table:table-row table:style-name="ro1">
          <table:table-cell office:value-type="float" office:value="952.267944">
            <text:p>952,26794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38091">
            <text:p>0,038091</text:p>
          </table:table-cell>
          <table:table-cell office:value-type="float" office:value="-2.479706">
            <text:p>-2,479706</text:p>
          </table:table-cell>
          <table:table-cell table:number-columns-repeated="1019"/>
        </table:table-row>
        <table:table-row table:style-name="ro1">
          <table:table-cell office:value-type="float" office:value="952.267944">
            <text:p>952,26794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8091">
            <text:p>0,038091</text:p>
          </table:table-cell>
          <table:table-cell office:value-type="float" office:value="-2.479706">
            <text:p>-2,479706</text:p>
          </table:table-cell>
          <table:table-cell table:number-columns-repeated="1019"/>
        </table:table-row>
        <table:table-row table:style-name="ro1">
          <table:table-cell office:value-type="float" office:value="983.489868">
            <text:p>983,489868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03934">
            <text:p>0,03934</text:p>
          </table:table-cell>
          <table:table-cell office:value-type="float" office:value="-2.499118">
            <text:p>-2,499118</text:p>
          </table:table-cell>
          <table:table-cell table:number-columns-repeated="1019"/>
        </table:table-row>
        <table:table-row table:style-name="ro1">
          <table:table-cell office:value-type="float" office:value="983.489868">
            <text:p>983,48986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934">
            <text:p>0,03934</text:p>
          </table:table-cell>
          <table:table-cell office:value-type="float" office:value="-2.499118">
            <text:p>-2,499118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39964">
            <text:p>0,039964</text:p>
          </table:table-cell>
          <table:table-cell office:value-type="float" office:value="-2.518824">
            <text:p>-2,518824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9964">
            <text:p>0,039964</text:p>
          </table:table-cell>
          <table:table-cell office:value-type="float" office:value="-2.518824">
            <text:p>-2,518824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41213">
            <text:p>0,041213</text:p>
          </table:table-cell>
          <table:table-cell office:value-type="float" office:value="-2.537353">
            <text:p>-2,537353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41213">
            <text:p>0,041213</text:p>
          </table:table-cell>
          <table:table-cell office:value-type="float" office:value="-2.556176">
            <text:p>-2,556176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9964">
            <text:p>0,039964</text:p>
          </table:table-cell>
          <table:table-cell office:value-type="float" office:value="-2.556176">
            <text:p>-2,556176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39964">
            <text:p>0,039964</text:p>
          </table:table-cell>
          <table:table-cell office:value-type="float" office:value="-2.575882">
            <text:p>-2,575882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1213">
            <text:p>0,041213</text:p>
          </table:table-cell>
          <table:table-cell office:value-type="float" office:value="-2.575882">
            <text:p>-2,575882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2.595294">
            <text:p>-2,595294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1837">
            <text:p>0,041837</text:p>
          </table:table-cell>
          <table:table-cell office:value-type="float" office:value="-2.595294">
            <text:p>-2,595294</text:p>
          </table:table-cell>
          <table:table-cell table:number-columns-repeated="1019"/>
        </table:table-row>
        <table:table-row table:style-name="ro1">
          <table:table-cell office:value-type="float" office:value="1014.711731">
            <text:p>1014,71173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0588">
            <text:p>0,040588</text:p>
          </table:table-cell>
          <table:table-cell office:value-type="float" office:value="-2.614412">
            <text:p>-2,614412</text:p>
          </table:table-cell>
          <table:table-cell table:number-columns-repeated="1019"/>
        </table:table-row>
        <table:table-row table:style-name="ro1">
          <table:table-cell office:value-type="float" office:value="1014.711731">
            <text:p>1014,71173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0588">
            <text:p>0,040588</text:p>
          </table:table-cell>
          <table:table-cell office:value-type="float" office:value="-2.614412">
            <text:p>-2,614412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9964">
            <text:p>0,039964</text:p>
          </table:table-cell>
          <table:table-cell office:value-type="float" office:value="-2.632941">
            <text:p>-2,632941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9964">
            <text:p>0,039964</text:p>
          </table:table-cell>
          <table:table-cell office:value-type="float" office:value="-2.632941">
            <text:p>-2,632941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43086">
            <text:p>0,043086</text:p>
          </table:table-cell>
          <table:table-cell office:value-type="float" office:value="-2.652353">
            <text:p>-2,652353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3086">
            <text:p>0,043086</text:p>
          </table:table-cell>
          <table:table-cell office:value-type="float" office:value="-2.652353">
            <text:p>-2,652353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1213">
            <text:p>0,041213</text:p>
          </table:table-cell>
          <table:table-cell office:value-type="float" office:value="-2.670588">
            <text:p>-2,670588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1213">
            <text:p>0,041213</text:p>
          </table:table-cell>
          <table:table-cell office:value-type="float" office:value="-2.670588">
            <text:p>-2,670588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2.69">
            <text:p>-2,69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41837">
            <text:p>0,041837</text:p>
          </table:table-cell>
          <table:table-cell office:value-type="float" office:value="-2.69">
            <text:p>-2,69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2462">
            <text:p>0,042462</text:p>
          </table:table-cell>
          <table:table-cell office:value-type="float" office:value="-2.709118">
            <text:p>-2,709118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42462">
            <text:p>0,042462</text:p>
          </table:table-cell>
          <table:table-cell office:value-type="float" office:value="-2.709118">
            <text:p>-2,709118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41837">
            <text:p>0,041837</text:p>
          </table:table-cell>
          <table:table-cell office:value-type="float" office:value="-2.728823">
            <text:p>-2,728823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1837">
            <text:p>0,041837</text:p>
          </table:table-cell>
          <table:table-cell office:value-type="float" office:value="-2.728823">
            <text:p>-2,728823</text:p>
          </table:table-cell>
          <table:table-cell table:number-columns-repeated="1019"/>
        </table:table-row>
        <table:table-row table:style-name="ro1">
          <table:table-cell office:value-type="float" office:value="1108.377441">
            <text:p>1108,37744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4335">
            <text:p>0,044335</text:p>
          </table:table-cell>
          <table:table-cell office:value-type="float" office:value="-2.749412">
            <text:p>-2,749412</text:p>
          </table:table-cell>
          <table:table-cell table:number-columns-repeated="1019"/>
        </table:table-row>
        <table:table-row table:style-name="ro1">
          <table:table-cell office:value-type="float" office:value="1108.377441">
            <text:p>1108,37744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4335">
            <text:p>0,044335</text:p>
          </table:table-cell>
          <table:table-cell office:value-type="float" office:value="-2.749412">
            <text:p>-2,749412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3711">
            <text:p>0,043711</text:p>
          </table:table-cell>
          <table:table-cell office:value-type="float" office:value="-2.77">
            <text:p>-2,77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3711">
            <text:p>0,043711</text:p>
          </table:table-cell>
          <table:table-cell office:value-type="float" office:value="-2.77">
            <text:p>-2,77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3711">
            <text:p>0,043711</text:p>
          </table:table-cell>
          <table:table-cell office:value-type="float" office:value="-2.788235">
            <text:p>-2,788235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3711">
            <text:p>0,043711</text:p>
          </table:table-cell>
          <table:table-cell office:value-type="float" office:value="-2.788235">
            <text:p>-2,788235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3086">
            <text:p>0,043086</text:p>
          </table:table-cell>
          <table:table-cell office:value-type="float" office:value="-2.807353">
            <text:p>-2,807353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3086">
            <text:p>0,043086</text:p>
          </table:table-cell>
          <table:table-cell office:value-type="float" office:value="-2.826471">
            <text:p>-2,826471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3711">
            <text:p>0,043711</text:p>
          </table:table-cell>
          <table:table-cell office:value-type="float" office:value="-2.826471">
            <text:p>-2,826471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3711">
            <text:p>0,043711</text:p>
          </table:table-cell>
          <table:table-cell office:value-type="float" office:value="-2.845294">
            <text:p>-2,845294</text:p>
          </table:table-cell>
          <table:table-cell table:number-columns-repeated="1019"/>
        </table:table-row>
        <table:table-row table:style-name="ro1">
          <table:table-cell office:value-type="float" office:value="1108.377441">
            <text:p>1108,37744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4335">
            <text:p>0,044335</text:p>
          </table:table-cell>
          <table:table-cell office:value-type="float" office:value="-2.845294">
            <text:p>-2,845294</text:p>
          </table:table-cell>
          <table:table-cell table:number-columns-repeated="1019"/>
        </table:table-row>
        <table:table-row table:style-name="ro1">
          <table:table-cell office:value-type="float" office:value="1108.377441">
            <text:p>1108,377441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44335">
            <text:p>0,044335</text:p>
          </table:table-cell>
          <table:table-cell office:value-type="float" office:value="-2.864412">
            <text:p>-2,864412</text:p>
          </table:table-cell>
          <table:table-cell table:number-columns-repeated="1019"/>
        </table:table-row>
        <table:table-row table:style-name="ro1">
          <table:table-cell office:value-type="float" office:value="1108.377441">
            <text:p>1108,37744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4335">
            <text:p>0,044335</text:p>
          </table:table-cell>
          <table:table-cell office:value-type="float" office:value="-2.864412">
            <text:p>-2,864412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6208">
            <text:p>0,046208</text:p>
          </table:table-cell>
          <table:table-cell office:value-type="float" office:value="-2.883529">
            <text:p>-2,883529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46208">
            <text:p>0,046208</text:p>
          </table:table-cell>
          <table:table-cell office:value-type="float" office:value="-2.883529">
            <text:p>-2,883529</text:p>
          </table:table-cell>
          <table:table-cell table:number-columns-repeated="1019"/>
        </table:table-row>
        <table:table-row table:style-name="ro1">
          <table:table-cell office:value-type="float" office:value="1170.821289">
            <text:p>1170,82128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6833">
            <text:p>0,046833</text:p>
          </table:table-cell>
          <table:table-cell office:value-type="float" office:value="-2.902353">
            <text:p>-2,902353</text:p>
          </table:table-cell>
          <table:table-cell table:number-columns-repeated="1019"/>
        </table:table-row>
        <table:table-row table:style-name="ro1">
          <table:table-cell office:value-type="float" office:value="1170.821289">
            <text:p>1170,82128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6833">
            <text:p>0,046833</text:p>
          </table:table-cell>
          <table:table-cell office:value-type="float" office:value="-2.902353">
            <text:p>-2,902353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2.922059">
            <text:p>-2,922059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5584">
            <text:p>0,045584</text:p>
          </table:table-cell>
          <table:table-cell office:value-type="float" office:value="-2.922059">
            <text:p>-2,922059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46208">
            <text:p>0,046208</text:p>
          </table:table-cell>
          <table:table-cell office:value-type="float" office:value="-2.940588">
            <text:p>-2,940588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6208">
            <text:p>0,046208</text:p>
          </table:table-cell>
          <table:table-cell office:value-type="float" office:value="-2.940588">
            <text:p>-2,940588</text:p>
          </table:table-cell>
          <table:table-cell table:number-columns-repeated="1019"/>
        </table:table-row>
        <table:table-row table:style-name="ro1">
          <table:table-cell office:value-type="float" office:value="1170.821289">
            <text:p>1170,821289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46833">
            <text:p>0,046833</text:p>
          </table:table-cell>
          <table:table-cell office:value-type="float" office:value="-2.96">
            <text:p>-2,96</text:p>
          </table:table-cell>
          <table:table-cell table:number-columns-repeated="1019"/>
        </table:table-row>
        <table:table-row table:style-name="ro1">
          <table:table-cell office:value-type="float" office:value="1170.821289">
            <text:p>1170,82128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6833">
            <text:p>0,046833</text:p>
          </table:table-cell>
          <table:table-cell office:value-type="float" office:value="-2.96">
            <text:p>-2,96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45584">
            <text:p>0,045584</text:p>
          </table:table-cell>
          <table:table-cell office:value-type="float" office:value="-2.979118">
            <text:p>-2,979118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5584">
            <text:p>0,045584</text:p>
          </table:table-cell>
          <table:table-cell office:value-type="float" office:value="-2.979118">
            <text:p>-2,979118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46208">
            <text:p>0,046208</text:p>
          </table:table-cell>
          <table:table-cell office:value-type="float" office:value="-2.998824">
            <text:p>-2,998824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46208">
            <text:p>0,046208</text:p>
          </table:table-cell>
          <table:table-cell office:value-type="float" office:value="-2.998824">
            <text:p>-2,998824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47457">
            <text:p>0,047457</text:p>
          </table:table-cell>
          <table:table-cell office:value-type="float" office:value="-3.018824">
            <text:p>-3,018824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7457">
            <text:p>0,047457</text:p>
          </table:table-cell>
          <table:table-cell office:value-type="float" office:value="-3.018824">
            <text:p>-3,018824</text:p>
          </table:table-cell>
          <table:table-cell table:number-columns-repeated="1019"/>
        </table:table-row>
        <table:table-row table:style-name="ro1">
          <table:table-cell office:value-type="float" office:value="1217.654053">
            <text:p>1217,65405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8706">
            <text:p>0,048706</text:p>
          </table:table-cell>
          <table:table-cell office:value-type="float" office:value="-3.039412">
            <text:p>-3,039412</text:p>
          </table:table-cell>
          <table:table-cell table:number-columns-repeated="1019"/>
        </table:table-row>
        <table:table-row table:style-name="ro1">
          <table:table-cell office:value-type="float" office:value="1217.654053">
            <text:p>1217,65405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48706">
            <text:p>0,048706</text:p>
          </table:table-cell>
          <table:table-cell office:value-type="float" office:value="-3.039412">
            <text:p>-3,039412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9331">
            <text:p>0,049331</text:p>
          </table:table-cell>
          <table:table-cell office:value-type="float" office:value="-3.060588">
            <text:p>-3,060588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9331">
            <text:p>0,049331</text:p>
          </table:table-cell>
          <table:table-cell office:value-type="float" office:value="-3.060588">
            <text:p>-3,060588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9331">
            <text:p>0,049331</text:p>
          </table:table-cell>
          <table:table-cell office:value-type="float" office:value="-3.077941">
            <text:p>-3,077941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49331">
            <text:p>0,049331</text:p>
          </table:table-cell>
          <table:table-cell office:value-type="float" office:value="-3.077941">
            <text:p>-3,077941</text:p>
          </table:table-cell>
          <table:table-cell table:number-columns-repeated="1019"/>
        </table:table-row>
        <table:table-row table:style-name="ro1">
          <table:table-cell office:value-type="float" office:value="1264.486938">
            <text:p>1264,486938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50579">
            <text:p>0,050579</text:p>
          </table:table-cell>
          <table:table-cell office:value-type="float" office:value="-3.097353">
            <text:p>-3,097353</text:p>
          </table:table-cell>
          <table:table-cell table:number-columns-repeated="1019"/>
        </table:table-row>
        <table:table-row table:style-name="ro1">
          <table:table-cell office:value-type="float" office:value="1264.486938">
            <text:p>1264,48693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0579">
            <text:p>0,050579</text:p>
          </table:table-cell>
          <table:table-cell office:value-type="float" office:value="-3.115588">
            <text:p>-3,115588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9331">
            <text:p>0,049331</text:p>
          </table:table-cell>
          <table:table-cell office:value-type="float" office:value="-3.115588">
            <text:p>-3,115588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9331">
            <text:p>0,049331</text:p>
          </table:table-cell>
          <table:table-cell office:value-type="float" office:value="-3.135588">
            <text:p>-3,135588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9955">
            <text:p>0,049955</text:p>
          </table:table-cell>
          <table:table-cell office:value-type="float" office:value="-3.135588">
            <text:p>-3,135588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9955">
            <text:p>0,049955</text:p>
          </table:table-cell>
          <table:table-cell office:value-type="float" office:value="-3.153824">
            <text:p>-3,153824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9955">
            <text:p>0,049955</text:p>
          </table:table-cell>
          <table:table-cell office:value-type="float" office:value="-3.153824">
            <text:p>-3,153824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51204">
            <text:p>0,051204</text:p>
          </table:table-cell>
          <table:table-cell office:value-type="float" office:value="-3.173235">
            <text:p>-3,173235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1204">
            <text:p>0,051204</text:p>
          </table:table-cell>
          <table:table-cell office:value-type="float" office:value="-3.173235">
            <text:p>-3,173235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51204">
            <text:p>0,051204</text:p>
          </table:table-cell>
          <table:table-cell office:value-type="float" office:value="-3.192353">
            <text:p>-3,192353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1204">
            <text:p>0,051204</text:p>
          </table:table-cell>
          <table:table-cell office:value-type="float" office:value="-3.192353">
            <text:p>-3,192353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51204">
            <text:p>0,051204</text:p>
          </table:table-cell>
          <table:table-cell office:value-type="float" office:value="-3.211176">
            <text:p>-3,211176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51204">
            <text:p>0,051204</text:p>
          </table:table-cell>
          <table:table-cell office:value-type="float" office:value="-3.211176">
            <text:p>-3,211176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51204">
            <text:p>0,051204</text:p>
          </table:table-cell>
          <table:table-cell office:value-type="float" office:value="-3.230588">
            <text:p>-3,230588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1204">
            <text:p>0,051204</text:p>
          </table:table-cell>
          <table:table-cell office:value-type="float" office:value="-3.230588">
            <text:p>-3,230588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52453">
            <text:p>0,052453</text:p>
          </table:table-cell>
          <table:table-cell office:value-type="float" office:value="-3.25">
            <text:p>-3,25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52453">
            <text:p>0,052453</text:p>
          </table:table-cell>
          <table:table-cell office:value-type="float" office:value="-3.25">
            <text:p>-3,25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1204">
            <text:p>0,051204</text:p>
          </table:table-cell>
          <table:table-cell office:value-type="float" office:value="-3.269118">
            <text:p>-3,269118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1204">
            <text:p>0,051204</text:p>
          </table:table-cell>
          <table:table-cell office:value-type="float" office:value="-3.269118">
            <text:p>-3,269118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2453">
            <text:p>0,052453</text:p>
          </table:table-cell>
          <table:table-cell office:value-type="float" office:value="-3.289412">
            <text:p>-3,289412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52453">
            <text:p>0,052453</text:p>
          </table:table-cell>
          <table:table-cell office:value-type="float" office:value="-3.289412">
            <text:p>-3,289412</text:p>
          </table:table-cell>
          <table:table-cell table:number-columns-repeated="1019"/>
        </table:table-row>
        <table:table-row table:style-name="ro1">
          <table:table-cell office:value-type="float" office:value="1326.930786">
            <text:p>1326,93078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3077">
            <text:p>0,053077</text:p>
          </table:table-cell>
          <table:table-cell office:value-type="float" office:value="-3.309118">
            <text:p>-3,309118</text:p>
          </table:table-cell>
          <table:table-cell table:number-columns-repeated="1019"/>
        </table:table-row>
        <table:table-row table:style-name="ro1">
          <table:table-cell office:value-type="float" office:value="1326.930786">
            <text:p>1326,93078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3077">
            <text:p>0,053077</text:p>
          </table:table-cell>
          <table:table-cell office:value-type="float" office:value="-3.309118">
            <text:p>-3,309118</text:p>
          </table:table-cell>
          <table:table-cell table:number-columns-repeated="1019"/>
        </table:table-row>
        <table:table-row table:style-name="ro1">
          <table:table-cell office:value-type="float" office:value="1326.930786">
            <text:p>1326,93078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3077">
            <text:p>0,053077</text:p>
          </table:table-cell>
          <table:table-cell office:value-type="float" office:value="-3.329412">
            <text:p>-3,329412</text:p>
          </table:table-cell>
          <table:table-cell table:number-columns-repeated="1019"/>
        </table:table-row>
        <table:table-row table:style-name="ro1">
          <table:table-cell office:value-type="float" office:value="1326.930786">
            <text:p>1326,93078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3077">
            <text:p>0,053077</text:p>
          </table:table-cell>
          <table:table-cell office:value-type="float" office:value="-3.329412">
            <text:p>-3,329412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52453">
            <text:p>0,052453</text:p>
          </table:table-cell>
          <table:table-cell office:value-type="float" office:value="-3.348824">
            <text:p>-3,348824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52453">
            <text:p>0,052453</text:p>
          </table:table-cell>
          <table:table-cell office:value-type="float" office:value="-3.348824">
            <text:p>-3,348824</text:p>
          </table:table-cell>
          <table:table-cell table:number-columns-repeated="1019"/>
        </table:table-row>
        <table:table-row table:style-name="ro1">
          <table:table-cell office:value-type="float" office:value="1326.930786">
            <text:p>1326,93078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3077">
            <text:p>0,053077</text:p>
          </table:table-cell>
          <table:table-cell office:value-type="float" office:value="-3.368529">
            <text:p>-3,368529</text:p>
          </table:table-cell>
          <table:table-cell table:number-columns-repeated="1019"/>
        </table:table-row>
        <table:table-row table:style-name="ro1">
          <table:table-cell office:value-type="float" office:value="1326.930786">
            <text:p>1326,93078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3077">
            <text:p>0,053077</text:p>
          </table:table-cell>
          <table:table-cell office:value-type="float" office:value="-3.368529">
            <text:p>-3,368529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3702">
            <text:p>0,053702</text:p>
          </table:table-cell>
          <table:table-cell office:value-type="float" office:value="-3.388529">
            <text:p>-3,388529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3702">
            <text:p>0,053702</text:p>
          </table:table-cell>
          <table:table-cell office:value-type="float" office:value="-3.388529">
            <text:p>-3,388529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3702">
            <text:p>0,053702</text:p>
          </table:table-cell>
          <table:table-cell office:value-type="float" office:value="-3.40853">
            <text:p>-3,40853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3702">
            <text:p>0,053702</text:p>
          </table:table-cell>
          <table:table-cell office:value-type="float" office:value="-3.40853">
            <text:p>-3,40853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4951">
            <text:p>0,054951</text:p>
          </table:table-cell>
          <table:table-cell office:value-type="float" office:value="-3.428823">
            <text:p>-3,428823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4951">
            <text:p>0,054951</text:p>
          </table:table-cell>
          <table:table-cell office:value-type="float" office:value="-3.428823">
            <text:p>-3,428823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4951">
            <text:p>0,054951</text:p>
          </table:table-cell>
          <table:table-cell office:value-type="float" office:value="-3.447059">
            <text:p>-3,447059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4951">
            <text:p>0,054951</text:p>
          </table:table-cell>
          <table:table-cell office:value-type="float" office:value="-3.466177">
            <text:p>-3,466177</text:p>
          </table:table-cell>
          <table:table-cell table:number-columns-repeated="1019"/>
        </table:table-row>
        <table:table-row table:style-name="ro1">
          <table:table-cell office:value-type="float" office:value="1389.374512">
            <text:p>1389,374512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55575">
            <text:p>0,055575</text:p>
          </table:table-cell>
          <table:table-cell office:value-type="float" office:value="-3.466177">
            <text:p>-3,466177</text:p>
          </table:table-cell>
          <table:table-cell table:number-columns-repeated="1019"/>
        </table:table-row>
        <table:table-row table:style-name="ro1">
          <table:table-cell office:value-type="float" office:value="1389.374512">
            <text:p>1389,37451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55575">
            <text:p>0,055575</text:p>
          </table:table-cell>
          <table:table-cell office:value-type="float" office:value="-3.485">
            <text:p>-3,485</text:p>
          </table:table-cell>
          <table:table-cell table:number-columns-repeated="1019"/>
        </table:table-row>
        <table:table-row table:style-name="ro1">
          <table:table-cell office:value-type="float" office:value="1420.596436">
            <text:p>1420,596436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56824">
            <text:p>0,056824</text:p>
          </table:table-cell>
          <table:table-cell office:value-type="float" office:value="-3.485">
            <text:p>-3,485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6199">
            <text:p>0,056199</text:p>
          </table:table-cell>
          <table:table-cell office:value-type="float" office:value="-3.504118">
            <text:p>-3,504118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6199">
            <text:p>0,056199</text:p>
          </table:table-cell>
          <table:table-cell office:value-type="float" office:value="-3.504118">
            <text:p>-3,504118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56199">
            <text:p>0,056199</text:p>
          </table:table-cell>
          <table:table-cell office:value-type="float" office:value="-3.523235">
            <text:p>-3,523235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6199">
            <text:p>0,056199</text:p>
          </table:table-cell>
          <table:table-cell office:value-type="float" office:value="-3.523235">
            <text:p>-3,523235</text:p>
          </table:table-cell>
          <table:table-cell table:number-columns-repeated="1019"/>
        </table:table-row>
        <table:table-row table:style-name="ro1">
          <table:table-cell office:value-type="float" office:value="1420.596436">
            <text:p>1420,59643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6824">
            <text:p>0,056824</text:p>
          </table:table-cell>
          <table:table-cell office:value-type="float" office:value="-3.542353">
            <text:p>-3,542353</text:p>
          </table:table-cell>
          <table:table-cell table:number-columns-repeated="1019"/>
        </table:table-row>
        <table:table-row table:style-name="ro1">
          <table:table-cell office:value-type="float" office:value="1420.596436">
            <text:p>1420,59643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56824">
            <text:p>0,056824</text:p>
          </table:table-cell>
          <table:table-cell office:value-type="float" office:value="-3.542353">
            <text:p>-3,542353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7448">
            <text:p>0,057448</text:p>
          </table:table-cell>
          <table:table-cell office:value-type="float" office:value="-3.561471">
            <text:p>-3,561471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7448">
            <text:p>0,057448</text:p>
          </table:table-cell>
          <table:table-cell office:value-type="float" office:value="-3.561471">
            <text:p>-3,561471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59322">
            <text:p>0,059322</text:p>
          </table:table-cell>
          <table:table-cell office:value-type="float" office:value="-3.580588">
            <text:p>-3,580588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59322">
            <text:p>0,059322</text:p>
          </table:table-cell>
          <table:table-cell office:value-type="float" office:value="-3.580588">
            <text:p>-3,580588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58697">
            <text:p>0,058697</text:p>
          </table:table-cell>
          <table:table-cell office:value-type="float" office:value="-3.599706">
            <text:p>-3,599706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8697">
            <text:p>0,058697</text:p>
          </table:table-cell>
          <table:table-cell office:value-type="float" office:value="-3.599706">
            <text:p>-3,599706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7448">
            <text:p>0,057448</text:p>
          </table:table-cell>
          <table:table-cell office:value-type="float" office:value="-3.619118">
            <text:p>-3,619118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7448">
            <text:p>0,057448</text:p>
          </table:table-cell>
          <table:table-cell office:value-type="float" office:value="-3.619118">
            <text:p>-3,619118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9322">
            <text:p>0,059322</text:p>
          </table:table-cell>
          <table:table-cell office:value-type="float" office:value="-3.639706">
            <text:p>-3,639706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59322">
            <text:p>0,059322</text:p>
          </table:table-cell>
          <table:table-cell office:value-type="float" office:value="-3.639706">
            <text:p>-3,639706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59322">
            <text:p>0,059322</text:p>
          </table:table-cell>
          <table:table-cell office:value-type="float" office:value="-3.65853">
            <text:p>-3,65853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9322">
            <text:p>0,059322</text:p>
          </table:table-cell>
          <table:table-cell office:value-type="float" office:value="-3.65853">
            <text:p>-3,65853</text:p>
          </table:table-cell>
          <table:table-cell table:number-columns-repeated="1019"/>
        </table:table-row>
        <table:table-row table:style-name="ro1">
          <table:table-cell office:value-type="float" office:value="1514.262207">
            <text:p>1514,26220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057">
            <text:p>0,06057</text:p>
          </table:table-cell>
          <table:table-cell office:value-type="float" office:value="-3.678235">
            <text:p>-3,678235</text:p>
          </table:table-cell>
          <table:table-cell table:number-columns-repeated="1019"/>
        </table:table-row>
        <table:table-row table:style-name="ro1">
          <table:table-cell office:value-type="float" office:value="1514.262207">
            <text:p>1514,26220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057">
            <text:p>0,06057</text:p>
          </table:table-cell>
          <table:table-cell office:value-type="float" office:value="-3.678235">
            <text:p>-3,678235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9322">
            <text:p>0,059322</text:p>
          </table:table-cell>
          <table:table-cell office:value-type="float" office:value="-3.697353">
            <text:p>-3,697353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9322">
            <text:p>0,059322</text:p>
          </table:table-cell>
          <table:table-cell office:value-type="float" office:value="-3.697353">
            <text:p>-3,697353</text:p>
          </table:table-cell>
          <table:table-cell table:number-columns-repeated="1019"/>
        </table:table-row>
        <table:table-row table:style-name="ro1">
          <table:table-cell office:value-type="float" office:value="1514.262207">
            <text:p>1514,26220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057">
            <text:p>0,06057</text:p>
          </table:table-cell>
          <table:table-cell office:value-type="float" office:value="-3.717059">
            <text:p>-3,717059</text:p>
          </table:table-cell>
          <table:table-cell table:number-columns-repeated="1019"/>
        </table:table-row>
        <table:table-row table:style-name="ro1">
          <table:table-cell office:value-type="float" office:value="1514.262207">
            <text:p>1514,26220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057">
            <text:p>0,06057</text:p>
          </table:table-cell>
          <table:table-cell office:value-type="float" office:value="-3.736176">
            <text:p>-3,736176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9322">
            <text:p>0,059322</text:p>
          </table:table-cell>
          <table:table-cell office:value-type="float" office:value="-3.736176">
            <text:p>-3,736176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9322">
            <text:p>0,059322</text:p>
          </table:table-cell>
          <table:table-cell office:value-type="float" office:value="-3.755294">
            <text:p>-3,755294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3.755294">
            <text:p>-3,755294</text:p>
          </table:table-cell>
          <table:table-cell table:number-columns-repeated="1019"/>
        </table:table-row>
        <table:table-row table:style-name="ro1">
          <table:table-cell office:value-type="float" office:value="1514.262207">
            <text:p>1514,26220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057">
            <text:p>0,06057</text:p>
          </table:table-cell>
          <table:table-cell office:value-type="float" office:value="-3.774412">
            <text:p>-3,774412</text:p>
          </table:table-cell>
          <table:table-cell table:number-columns-repeated="1019"/>
        </table:table-row>
        <table:table-row table:style-name="ro1">
          <table:table-cell office:value-type="float" office:value="1514.262207">
            <text:p>1514,26220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057">
            <text:p>0,06057</text:p>
          </table:table-cell>
          <table:table-cell office:value-type="float" office:value="-3.774412">
            <text:p>-3,774412</text:p>
          </table:table-cell>
          <table:table-cell table:number-columns-repeated="1019"/>
        </table:table-row>
        <table:table-row table:style-name="ro1">
          <table:table-cell office:value-type="float" office:value="1529.873169">
            <text:p>1529,87316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1195">
            <text:p>0,061195</text:p>
          </table:table-cell>
          <table:table-cell office:value-type="float" office:value="-3.793235">
            <text:p>-3,793235</text:p>
          </table:table-cell>
          <table:table-cell table:number-columns-repeated="1019"/>
        </table:table-row>
        <table:table-row table:style-name="ro1">
          <table:table-cell office:value-type="float" office:value="1529.873169">
            <text:p>1529,87316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1195">
            <text:p>0,061195</text:p>
          </table:table-cell>
          <table:table-cell office:value-type="float" office:value="-3.793235">
            <text:p>-3,793235</text:p>
          </table:table-cell>
          <table:table-cell table:number-columns-repeated="1019"/>
        </table:table-row>
        <table:table-row table:style-name="ro1">
          <table:table-cell office:value-type="float" office:value="1561.094971">
            <text:p>1561,09497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2444">
            <text:p>0,062444</text:p>
          </table:table-cell>
          <table:table-cell office:value-type="float" office:value="-3.812941">
            <text:p>-3,812941</text:p>
          </table:table-cell>
          <table:table-cell table:number-columns-repeated="1019"/>
        </table:table-row>
        <table:table-row table:style-name="ro1">
          <table:table-cell office:value-type="float" office:value="1561.094971">
            <text:p>1561,09497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62444">
            <text:p>0,062444</text:p>
          </table:table-cell>
          <table:table-cell office:value-type="float" office:value="-3.812941">
            <text:p>-3,812941</text:p>
          </table:table-cell>
          <table:table-cell table:number-columns-repeated="1019"/>
        </table:table-row>
        <table:table-row table:style-name="ro1">
          <table:table-cell office:value-type="float" office:value="1561.094971">
            <text:p>1561,094971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062444">
            <text:p>0,062444</text:p>
          </table:table-cell>
          <table:table-cell office:value-type="float" office:value="-3.831765">
            <text:p>-3,831765</text:p>
          </table:table-cell>
          <table:table-cell table:number-columns-repeated="1019"/>
        </table:table-row>
        <table:table-row table:style-name="ro1">
          <table:table-cell office:value-type="float" office:value="1561.094971">
            <text:p>1561,09497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62444">
            <text:p>0,062444</text:p>
          </table:table-cell>
          <table:table-cell office:value-type="float" office:value="-3.831765">
            <text:p>-3,831765</text:p>
          </table:table-cell>
          <table:table-cell table:number-columns-repeated="1019"/>
        </table:table-row>
        <table:table-row table:style-name="ro1">
          <table:table-cell office:value-type="float" office:value="1545.484009">
            <text:p>1545,484009</text:p>
          </table:table-cell>
          <table:table-cell office:value-type="float" office:value="-0.003252">
            <text:p>-0,003252</text:p>
          </table:table-cell>
          <table:table-cell office:value-type="float" office:value="-0.003223">
            <text:p>-0,003223</text:p>
          </table:table-cell>
          <table:table-cell office:value-type="float" office:value="0.061819">
            <text:p>0,061819</text:p>
          </table:table-cell>
          <table:table-cell office:value-type="float" office:value="-3.850588">
            <text:p>-3,850588</text:p>
          </table:table-cell>
          <table:table-cell table:number-columns-repeated="1019"/>
        </table:table-row>
        <table:table-row table:style-name="ro1">
          <table:table-cell office:value-type="float" office:value="1545.484009">
            <text:p>1545,48400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1819">
            <text:p>0,061819</text:p>
          </table:table-cell>
          <table:table-cell office:value-type="float" office:value="-3.850588">
            <text:p>-3,850588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3693">
            <text:p>0,063693</text:p>
          </table:table-cell>
          <table:table-cell office:value-type="float" office:value="-3.869412">
            <text:p>-3,869412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3693">
            <text:p>0,063693</text:p>
          </table:table-cell>
          <table:table-cell office:value-type="float" office:value="-3.869412">
            <text:p>-3,869412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63693">
            <text:p>0,063693</text:p>
          </table:table-cell>
          <table:table-cell office:value-type="float" office:value="-3.888824">
            <text:p>-3,888824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63693">
            <text:p>0,063693</text:p>
          </table:table-cell>
          <table:table-cell office:value-type="float" office:value="-3.888824">
            <text:p>-3,888824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6">
            <text:p>-0,003256</text:p>
          </table:table-cell>
          <table:table-cell office:value-type="float" office:value="-0.003219">
            <text:p>-0,003219</text:p>
          </table:table-cell>
          <table:table-cell office:value-type="float" office:value="0.064942">
            <text:p>0,064942</text:p>
          </table:table-cell>
          <table:table-cell office:value-type="float" office:value="-3.908823">
            <text:p>-3,908823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4942">
            <text:p>0,064942</text:p>
          </table:table-cell>
          <table:table-cell office:value-type="float" office:value="-3.908823">
            <text:p>-3,908823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3693">
            <text:p>0,063693</text:p>
          </table:table-cell>
          <table:table-cell office:value-type="float" office:value="-3.929706">
            <text:p>-3,929706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3693">
            <text:p>0,063693</text:p>
          </table:table-cell>
          <table:table-cell office:value-type="float" office:value="-3.929706">
            <text:p>-3,929706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4942">
            <text:p>0,064942</text:p>
          </table:table-cell>
          <table:table-cell office:value-type="float" office:value="-3.949412">
            <text:p>-3,949412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4942">
            <text:p>0,064942</text:p>
          </table:table-cell>
          <table:table-cell office:value-type="float" office:value="-3.949412">
            <text:p>-3,949412</text:p>
          </table:table-cell>
          <table:table-cell table:number-columns-repeated="1019"/>
        </table:table-row>
        <table:table-row table:style-name="ro1">
          <table:table-cell office:value-type="float" office:value="1607.927856">
            <text:p>1607,92785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4317">
            <text:p>0,064317</text:p>
          </table:table-cell>
          <table:table-cell office:value-type="float" office:value="-3.968529">
            <text:p>-3,968529</text:p>
          </table:table-cell>
          <table:table-cell table:number-columns-repeated="1019"/>
        </table:table-row>
        <table:table-row table:style-name="ro1">
          <table:table-cell office:value-type="float" office:value="1607.927856">
            <text:p>1607,92785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4317">
            <text:p>0,064317</text:p>
          </table:table-cell>
          <table:table-cell office:value-type="float" office:value="-3.968529">
            <text:p>-3,968529</text:p>
          </table:table-cell>
          <table:table-cell table:number-columns-repeated="1019"/>
        </table:table-row>
        <table:table-row table:style-name="ro1">
          <table:table-cell office:value-type="float" office:value="1639.14978">
            <text:p>1639,1497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5566">
            <text:p>0,065566</text:p>
          </table:table-cell>
          <table:table-cell office:value-type="float" office:value="-3.987941">
            <text:p>-3,987941</text:p>
          </table:table-cell>
          <table:table-cell table:number-columns-repeated="1019"/>
        </table:table-row>
        <table:table-row table:style-name="ro1">
          <table:table-cell office:value-type="float" office:value="1639.14978">
            <text:p>1639,1497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5566">
            <text:p>0,065566</text:p>
          </table:table-cell>
          <table:table-cell office:value-type="float" office:value="-3.987941">
            <text:p>-3,987941</text:p>
          </table:table-cell>
          <table:table-cell table:number-columns-repeated="1019"/>
        </table:table-row>
        <table:table-row table:style-name="ro1">
          <table:table-cell office:value-type="float" office:value="1654.760742">
            <text:p>1654,76074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619">
            <text:p>0,06619</text:p>
          </table:table-cell>
          <table:table-cell office:value-type="float" office:value="-4.008235">
            <text:p>-4,008235</text:p>
          </table:table-cell>
          <table:table-cell table:number-columns-repeated="1019"/>
        </table:table-row>
        <table:table-row table:style-name="ro1">
          <table:table-cell office:value-type="float" office:value="1654.760742">
            <text:p>1654,76074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619">
            <text:p>0,06619</text:p>
          </table:table-cell>
          <table:table-cell office:value-type="float" office:value="-4.008235">
            <text:p>-4,008235</text:p>
          </table:table-cell>
          <table:table-cell table:number-columns-repeated="1019"/>
        </table:table-row>
        <table:table-row table:style-name="ro1">
          <table:table-cell office:value-type="float" office:value="1639.14978">
            <text:p>1639,14978</text:p>
          </table:table-cell>
          <table:table-cell office:value-type="float" office:value="-0.003252">
            <text:p>-0,003252</text:p>
          </table:table-cell>
          <table:table-cell office:value-type="float" office:value="-0.003224">
            <text:p>-0,003224</text:p>
          </table:table-cell>
          <table:table-cell office:value-type="float" office:value="0.065566">
            <text:p>0,065566</text:p>
          </table:table-cell>
          <table:table-cell office:value-type="float" office:value="-4.02853">
            <text:p>-4,02853</text:p>
          </table:table-cell>
          <table:table-cell table:number-columns-repeated="1019"/>
        </table:table-row>
        <table:table-row table:style-name="ro1">
          <table:table-cell office:value-type="float" office:value="1639.14978">
            <text:p>1639,1497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5566">
            <text:p>0,065566</text:p>
          </table:table-cell>
          <table:table-cell office:value-type="float" office:value="-4.02853">
            <text:p>-4,02853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68064">
            <text:p>0,068064</text:p>
          </table:table-cell>
          <table:table-cell office:value-type="float" office:value="-4.046765">
            <text:p>-4,046765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8064">
            <text:p>0,068064</text:p>
          </table:table-cell>
          <table:table-cell office:value-type="float" office:value="-4.046765">
            <text:p>-4,046765</text:p>
          </table:table-cell>
          <table:table-cell table:number-columns-repeated="1019"/>
        </table:table-row>
        <table:table-row table:style-name="ro1">
          <table:table-cell office:value-type="float" office:value="1654.760742">
            <text:p>1654,76074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619">
            <text:p>0,06619</text:p>
          </table:table-cell>
          <table:table-cell office:value-type="float" office:value="-4.066176">
            <text:p>-4,066176</text:p>
          </table:table-cell>
          <table:table-cell table:number-columns-repeated="1019"/>
        </table:table-row>
        <table:table-row table:style-name="ro1">
          <table:table-cell office:value-type="float" office:value="1654.760742">
            <text:p>1654,760742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6619">
            <text:p>0,06619</text:p>
          </table:table-cell>
          <table:table-cell office:value-type="float" office:value="-4.085588">
            <text:p>-4,085588</text:p>
          </table:table-cell>
          <table:table-cell table:number-columns-repeated="1019"/>
        </table:table-row>
        <table:table-row table:style-name="ro1">
          <table:table-cell office:value-type="float" office:value="1670.371704">
            <text:p>1670,371704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66815">
            <text:p>0,066815</text:p>
          </table:table-cell>
          <table:table-cell office:value-type="float" office:value="-4.085588">
            <text:p>-4,085588</text:p>
          </table:table-cell>
          <table:table-cell table:number-columns-repeated="1019"/>
        </table:table-row>
        <table:table-row table:style-name="ro1">
          <table:table-cell office:value-type="float" office:value="1670.371704">
            <text:p>1670,37170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66815">
            <text:p>0,066815</text:p>
          </table:table-cell>
          <table:table-cell office:value-type="float" office:value="-4.104706">
            <text:p>-4,104706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8064">
            <text:p>0,068064</text:p>
          </table:table-cell>
          <table:table-cell office:value-type="float" office:value="-4.104706">
            <text:p>-4,104706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7439">
            <text:p>0,067439</text:p>
          </table:table-cell>
          <table:table-cell office:value-type="float" office:value="-4.123824">
            <text:p>-4,123824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67439">
            <text:p>0,067439</text:p>
          </table:table-cell>
          <table:table-cell office:value-type="float" office:value="-4.123824">
            <text:p>-4,123824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7439">
            <text:p>0,067439</text:p>
          </table:table-cell>
          <table:table-cell office:value-type="float" office:value="-4.142647">
            <text:p>-4,142647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67439">
            <text:p>0,067439</text:p>
          </table:table-cell>
          <table:table-cell office:value-type="float" office:value="-4.142647">
            <text:p>-4,142647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67439">
            <text:p>0,067439</text:p>
          </table:table-cell>
          <table:table-cell office:value-type="float" office:value="-4.16147">
            <text:p>-4,16147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67439">
            <text:p>0,067439</text:p>
          </table:table-cell>
          <table:table-cell office:value-type="float" office:value="-4.16147">
            <text:p>-4,16147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8688">
            <text:p>0,068688</text:p>
          </table:table-cell>
          <table:table-cell office:value-type="float" office:value="-4.180882">
            <text:p>-4,180882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68688">
            <text:p>0,068688</text:p>
          </table:table-cell>
          <table:table-cell office:value-type="float" office:value="-4.180882">
            <text:p>-4,180882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8064">
            <text:p>0,068064</text:p>
          </table:table-cell>
          <table:table-cell office:value-type="float" office:value="-4.199706">
            <text:p>-4,199706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68064">
            <text:p>0,068064</text:p>
          </table:table-cell>
          <table:table-cell office:value-type="float" office:value="-4.199706">
            <text:p>-4,199706</text:p>
          </table:table-cell>
          <table:table-cell table:number-columns-repeated="1019"/>
        </table:table-row>
        <table:table-row table:style-name="ro1">
          <table:table-cell office:value-type="float" office:value="1732.81543">
            <text:p>1732,8154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69313">
            <text:p>0,069313</text:p>
          </table:table-cell>
          <table:table-cell office:value-type="float" office:value="-4.219118">
            <text:p>-4,219118</text:p>
          </table:table-cell>
          <table:table-cell table:number-columns-repeated="1019"/>
        </table:table-row>
        <table:table-row table:style-name="ro1">
          <table:table-cell office:value-type="float" office:value="1732.81543">
            <text:p>1732,8154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9313">
            <text:p>0,069313</text:p>
          </table:table-cell>
          <table:table-cell office:value-type="float" office:value="-4.219118">
            <text:p>-4,219118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68688">
            <text:p>0,068688</text:p>
          </table:table-cell>
          <table:table-cell office:value-type="float" office:value="-4.238235">
            <text:p>-4,238235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68688">
            <text:p>0,068688</text:p>
          </table:table-cell>
          <table:table-cell office:value-type="float" office:value="-4.238235">
            <text:p>-4,238235</text:p>
          </table:table-cell>
          <table:table-cell table:number-columns-repeated="1019"/>
        </table:table-row>
        <table:table-row table:style-name="ro1">
          <table:table-cell office:value-type="float" office:value="1732.81543">
            <text:p>1732,8154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9313">
            <text:p>0,069313</text:p>
          </table:table-cell>
          <table:table-cell office:value-type="float" office:value="-4.258823">
            <text:p>-4,258823</text:p>
          </table:table-cell>
          <table:table-cell table:number-columns-repeated="1019"/>
        </table:table-row>
        <table:table-row table:style-name="ro1">
          <table:table-cell office:value-type="float" office:value="1732.81543">
            <text:p>1732,8154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69313">
            <text:p>0,069313</text:p>
          </table:table-cell>
          <table:table-cell office:value-type="float" office:value="-4.258823">
            <text:p>-4,258823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69937">
            <text:p>0,069937</text:p>
          </table:table-cell>
          <table:table-cell office:value-type="float" office:value="-4.276471">
            <text:p>-4,276471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69937">
            <text:p>0,069937</text:p>
          </table:table-cell>
          <table:table-cell office:value-type="float" office:value="-4.276471">
            <text:p>-4,276471</text:p>
          </table:table-cell>
          <table:table-cell table:number-columns-repeated="1019"/>
        </table:table-row>
        <table:table-row table:style-name="ro1">
          <table:table-cell office:value-type="float" office:value="1795.259277">
            <text:p>1795,25927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7181">
            <text:p>0,07181</text:p>
          </table:table-cell>
          <table:table-cell office:value-type="float" office:value="-4.296176">
            <text:p>-4,296176</text:p>
          </table:table-cell>
          <table:table-cell table:number-columns-repeated="1019"/>
        </table:table-row>
        <table:table-row table:style-name="ro1">
          <table:table-cell office:value-type="float" office:value="1795.259277">
            <text:p>1795,25927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7181">
            <text:p>0,07181</text:p>
          </table:table-cell>
          <table:table-cell office:value-type="float" office:value="-4.315">
            <text:p>-4,315</text:p>
          </table:table-cell>
          <table:table-cell table:number-columns-repeated="1019"/>
        </table:table-row>
        <table:table-row table:style-name="ro1">
          <table:table-cell office:value-type="float" office:value="1764.037354">
            <text:p>1764,0373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0561">
            <text:p>0,070561</text:p>
          </table:table-cell>
          <table:table-cell office:value-type="float" office:value="-4.315">
            <text:p>-4,315</text:p>
          </table:table-cell>
          <table:table-cell table:number-columns-repeated="1019"/>
        </table:table-row>
        <table:table-row table:style-name="ro1">
          <table:table-cell office:value-type="float" office:value="1764.037354">
            <text:p>1764,03735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0561">
            <text:p>0,070561</text:p>
          </table:table-cell>
          <table:table-cell office:value-type="float" office:value="-4.334412">
            <text:p>-4,334412</text:p>
          </table:table-cell>
          <table:table-cell table:number-columns-repeated="1019"/>
        </table:table-row>
        <table:table-row table:style-name="ro1">
          <table:table-cell office:value-type="float" office:value="1795.259277">
            <text:p>1795,25927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181">
            <text:p>0,07181</text:p>
          </table:table-cell>
          <table:table-cell office:value-type="float" office:value="-4.334412">
            <text:p>-4,334412</text:p>
          </table:table-cell>
          <table:table-cell table:number-columns-repeated="1019"/>
        </table:table-row>
        <table:table-row table:style-name="ro1">
          <table:table-cell office:value-type="float" office:value="1795.259277">
            <text:p>1795,25927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7181">
            <text:p>0,07181</text:p>
          </table:table-cell>
          <table:table-cell office:value-type="float" office:value="-4.353824">
            <text:p>-4,353824</text:p>
          </table:table-cell>
          <table:table-cell table:number-columns-repeated="1019"/>
        </table:table-row>
        <table:table-row table:style-name="ro1">
          <table:table-cell office:value-type="float" office:value="1795.259277">
            <text:p>1795,25927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181">
            <text:p>0,07181</text:p>
          </table:table-cell>
          <table:table-cell office:value-type="float" office:value="-4.353824">
            <text:p>-4,353824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72435">
            <text:p>0,072435</text:p>
          </table:table-cell>
          <table:table-cell office:value-type="float" office:value="-4.372353">
            <text:p>-4,372353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72435">
            <text:p>0,072435</text:p>
          </table:table-cell>
          <table:table-cell office:value-type="float" office:value="-4.372353">
            <text:p>-4,372353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72435">
            <text:p>0,072435</text:p>
          </table:table-cell>
          <table:table-cell office:value-type="float" office:value="-4.392059">
            <text:p>-4,392059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72435">
            <text:p>0,072435</text:p>
          </table:table-cell>
          <table:table-cell office:value-type="float" office:value="-4.392059">
            <text:p>-4,392059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3684">
            <text:p>0,073684</text:p>
          </table:table-cell>
          <table:table-cell office:value-type="float" office:value="-4.411177">
            <text:p>-4,411177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3684">
            <text:p>0,073684</text:p>
          </table:table-cell>
          <table:table-cell office:value-type="float" office:value="-4.411177">
            <text:p>-4,411177</text:p>
          </table:table-cell>
          <table:table-cell table:number-columns-repeated="1019"/>
        </table:table-row>
        <table:table-row table:style-name="ro1">
          <table:table-cell office:value-type="float" office:value="1857.703125">
            <text:p>1857,7031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4308">
            <text:p>0,074308</text:p>
          </table:table-cell>
          <table:table-cell office:value-type="float" office:value="-4.430588">
            <text:p>-4,430588</text:p>
          </table:table-cell>
          <table:table-cell table:number-columns-repeated="1019"/>
        </table:table-row>
        <table:table-row table:style-name="ro1">
          <table:table-cell office:value-type="float" office:value="1857.703125">
            <text:p>1857,70312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74308">
            <text:p>0,074308</text:p>
          </table:table-cell>
          <table:table-cell office:value-type="float" office:value="-4.430588">
            <text:p>-4,430588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73684">
            <text:p>0,073684</text:p>
          </table:table-cell>
          <table:table-cell office:value-type="float" office:value="-4.449118">
            <text:p>-4,449118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73684">
            <text:p>0,073684</text:p>
          </table:table-cell>
          <table:table-cell office:value-type="float" office:value="-4.449118">
            <text:p>-4,449118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73684">
            <text:p>0,073684</text:p>
          </table:table-cell>
          <table:table-cell office:value-type="float" office:value="-4.468529">
            <text:p>-4,468529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73684">
            <text:p>0,073684</text:p>
          </table:table-cell>
          <table:table-cell office:value-type="float" office:value="-4.468529">
            <text:p>-4,468529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73684">
            <text:p>0,073684</text:p>
          </table:table-cell>
          <table:table-cell office:value-type="float" office:value="-4.488235">
            <text:p>-4,488235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73684">
            <text:p>0,073684</text:p>
          </table:table-cell>
          <table:table-cell office:value-type="float" office:value="-4.488235">
            <text:p>-4,488235</text:p>
          </table:table-cell>
          <table:table-cell table:number-columns-repeated="1019"/>
        </table:table-row>
        <table:table-row table:style-name="ro1">
          <table:table-cell office:value-type="float" office:value="1857.703125">
            <text:p>1857,70312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74308">
            <text:p>0,074308</text:p>
          </table:table-cell>
          <table:table-cell office:value-type="float" office:value="-4.507941">
            <text:p>-4,507941</text:p>
          </table:table-cell>
          <table:table-cell table:number-columns-repeated="1019"/>
        </table:table-row>
        <table:table-row table:style-name="ro1">
          <table:table-cell office:value-type="float" office:value="1857.703125">
            <text:p>1857,703125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074308">
            <text:p>0,074308</text:p>
          </table:table-cell>
          <table:table-cell office:value-type="float" office:value="-4.507941">
            <text:p>-4,507941</text:p>
          </table:table-cell>
          <table:table-cell table:number-columns-repeated="1019"/>
        </table:table-row>
        <table:table-row table:style-name="ro1">
          <table:table-cell office:value-type="float" office:value="1888.924927">
            <text:p>1888,924927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075557">
            <text:p>0,075557</text:p>
          </table:table-cell>
          <table:table-cell office:value-type="float" office:value="-4.527353">
            <text:p>-4,527353</text:p>
          </table:table-cell>
          <table:table-cell table:number-columns-repeated="1019"/>
        </table:table-row>
        <table:table-row table:style-name="ro1">
          <table:table-cell office:value-type="float" office:value="1888.924927">
            <text:p>1888,92492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5557">
            <text:p>0,075557</text:p>
          </table:table-cell>
          <table:table-cell office:value-type="float" office:value="-4.527353">
            <text:p>-4,527353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3684">
            <text:p>0,073684</text:p>
          </table:table-cell>
          <table:table-cell office:value-type="float" office:value="-4.546176">
            <text:p>-4,546176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3684">
            <text:p>0,073684</text:p>
          </table:table-cell>
          <table:table-cell office:value-type="float" office:value="-4.565">
            <text:p>-4,565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4933">
            <text:p>0,074933</text:p>
          </table:table-cell>
          <table:table-cell office:value-type="float" office:value="-4.565">
            <text:p>-4,565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4933">
            <text:p>0,074933</text:p>
          </table:table-cell>
          <table:table-cell office:value-type="float" office:value="-4.584117">
            <text:p>-4,584117</text:p>
          </table:table-cell>
          <table:table-cell table:number-columns-repeated="1019"/>
        </table:table-row>
        <table:table-row table:style-name="ro1">
          <table:table-cell office:value-type="float" office:value="1920.146851">
            <text:p>1920,14685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76806">
            <text:p>0,076806</text:p>
          </table:table-cell>
          <table:table-cell office:value-type="float" office:value="-4.584117">
            <text:p>-4,584117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74933">
            <text:p>0,074933</text:p>
          </table:table-cell>
          <table:table-cell office:value-type="float" office:value="-4.602941">
            <text:p>-4,602941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74933">
            <text:p>0,074933</text:p>
          </table:table-cell>
          <table:table-cell office:value-type="float" office:value="-4.602941">
            <text:p>-4,602941</text:p>
          </table:table-cell>
          <table:table-cell table:number-columns-repeated="1019"/>
        </table:table-row>
        <table:table-row table:style-name="ro1">
          <table:table-cell office:value-type="float" office:value="1920.146851">
            <text:p>1920,14685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76806">
            <text:p>0,076806</text:p>
          </table:table-cell>
          <table:table-cell office:value-type="float" office:value="-4.622647">
            <text:p>-4,622647</text:p>
          </table:table-cell>
          <table:table-cell table:number-columns-repeated="1019"/>
        </table:table-row>
        <table:table-row table:style-name="ro1">
          <table:table-cell office:value-type="float" office:value="1920.146851">
            <text:p>1920,146851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76806">
            <text:p>0,076806</text:p>
          </table:table-cell>
          <table:table-cell office:value-type="float" office:value="-4.622647">
            <text:p>-4,622647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7743">
            <text:p>0,07743</text:p>
          </table:table-cell>
          <table:table-cell office:value-type="float" office:value="-4.641765">
            <text:p>-4,641765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743">
            <text:p>0,07743</text:p>
          </table:table-cell>
          <table:table-cell office:value-type="float" office:value="-4.641765">
            <text:p>-4,641765</text:p>
          </table:table-cell>
          <table:table-cell table:number-columns-repeated="1019"/>
        </table:table-row>
        <table:table-row table:style-name="ro1">
          <table:table-cell office:value-type="float" office:value="1920.146851">
            <text:p>1920,1468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6806">
            <text:p>0,076806</text:p>
          </table:table-cell>
          <table:table-cell office:value-type="float" office:value="-4.660588">
            <text:p>-4,660588</text:p>
          </table:table-cell>
          <table:table-cell table:number-columns-repeated="1019"/>
        </table:table-row>
        <table:table-row table:style-name="ro1">
          <table:table-cell office:value-type="float" office:value="1920.146851">
            <text:p>1920,146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6806">
            <text:p>0,076806</text:p>
          </table:table-cell>
          <table:table-cell office:value-type="float" office:value="-4.660588">
            <text:p>-4,660588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743">
            <text:p>0,07743</text:p>
          </table:table-cell>
          <table:table-cell office:value-type="float" office:value="-4.679706">
            <text:p>-4,679706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743">
            <text:p>0,07743</text:p>
          </table:table-cell>
          <table:table-cell office:value-type="float" office:value="-4.679706">
            <text:p>-4,679706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78679">
            <text:p>0,078679</text:p>
          </table:table-cell>
          <table:table-cell office:value-type="float" office:value="-4.698236">
            <text:p>-4,698236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8679">
            <text:p>0,078679</text:p>
          </table:table-cell>
          <table:table-cell office:value-type="float" office:value="-4.698236">
            <text:p>-4,698236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9928">
            <text:p>0,079928</text:p>
          </table:table-cell>
          <table:table-cell office:value-type="float" office:value="-4.717941">
            <text:p>-4,717941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79928">
            <text:p>0,079928</text:p>
          </table:table-cell>
          <table:table-cell office:value-type="float" office:value="-4.717941">
            <text:p>-4,717941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8679">
            <text:p>0,078679</text:p>
          </table:table-cell>
          <table:table-cell office:value-type="float" office:value="-4.738235">
            <text:p>-4,738235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78679">
            <text:p>0,078679</text:p>
          </table:table-cell>
          <table:table-cell office:value-type="float" office:value="-4.738235">
            <text:p>-4,738235</text:p>
          </table:table-cell>
          <table:table-cell table:number-columns-repeated="1019"/>
        </table:table-row>
        <table:table-row table:style-name="ro1">
          <table:table-cell office:value-type="float" office:value="1982.590698">
            <text:p>1982,59069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9304">
            <text:p>0,079304</text:p>
          </table:table-cell>
          <table:table-cell office:value-type="float" office:value="-4.758235">
            <text:p>-4,758235</text:p>
          </table:table-cell>
          <table:table-cell table:number-columns-repeated="1019"/>
        </table:table-row>
        <table:table-row table:style-name="ro1">
          <table:table-cell office:value-type="float" office:value="1982.590698">
            <text:p>1982,59069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9304">
            <text:p>0,079304</text:p>
          </table:table-cell>
          <table:table-cell office:value-type="float" office:value="-4.758235">
            <text:p>-4,758235</text:p>
          </table:table-cell>
          <table:table-cell table:number-columns-repeated="1019"/>
        </table:table-row>
        <table:table-row table:style-name="ro1">
          <table:table-cell office:value-type="float" office:value="1982.590698">
            <text:p>1982,59069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79304">
            <text:p>0,079304</text:p>
          </table:table-cell>
          <table:table-cell office:value-type="float" office:value="-4.778235">
            <text:p>-4,778235</text:p>
          </table:table-cell>
          <table:table-cell table:number-columns-repeated="1019"/>
        </table:table-row>
        <table:table-row table:style-name="ro1">
          <table:table-cell office:value-type="float" office:value="1982.590698">
            <text:p>1982,59069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9304">
            <text:p>0,079304</text:p>
          </table:table-cell>
          <table:table-cell office:value-type="float" office:value="-4.778235">
            <text:p>-4,778235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79928">
            <text:p>0,079928</text:p>
          </table:table-cell>
          <table:table-cell office:value-type="float" office:value="-4.797059">
            <text:p>-4,797059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9928">
            <text:p>0,079928</text:p>
          </table:table-cell>
          <table:table-cell office:value-type="float" office:value="-4.797059">
            <text:p>-4,797059</text:p>
          </table:table-cell>
          <table:table-cell table:number-columns-repeated="1019"/>
        </table:table-row>
        <table:table-row table:style-name="ro1">
          <table:table-cell office:value-type="float" office:value="2045.034424">
            <text:p>2045,03442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81801">
            <text:p>0,081801</text:p>
          </table:table-cell>
          <table:table-cell office:value-type="float" office:value="-4.816471">
            <text:p>-4,816471</text:p>
          </table:table-cell>
          <table:table-cell table:number-columns-repeated="1019"/>
        </table:table-row>
        <table:table-row table:style-name="ro1">
          <table:table-cell office:value-type="float" office:value="2045.034424">
            <text:p>2045,03442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1801">
            <text:p>0,081801</text:p>
          </table:table-cell>
          <table:table-cell office:value-type="float" office:value="-4.835">
            <text:p>-4,835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79928">
            <text:p>0,079928</text:p>
          </table:table-cell>
          <table:table-cell office:value-type="float" office:value="-4.835">
            <text:p>-4,835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79928">
            <text:p>0,079928</text:p>
          </table:table-cell>
          <table:table-cell office:value-type="float" office:value="-4.853824">
            <text:p>-4,853824</text:p>
          </table:table-cell>
          <table:table-cell table:number-columns-repeated="1019"/>
        </table:table-row>
        <table:table-row table:style-name="ro1">
          <table:table-cell office:value-type="float" office:value="2029.423462">
            <text:p>2029,423462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81177">
            <text:p>0,081177</text:p>
          </table:table-cell>
          <table:table-cell office:value-type="float" office:value="-4.853824">
            <text:p>-4,853824</text:p>
          </table:table-cell>
          <table:table-cell table:number-columns-repeated="1019"/>
        </table:table-row>
        <table:table-row table:style-name="ro1">
          <table:table-cell office:value-type="float" office:value="2045.034424">
            <text:p>2045,034424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81801">
            <text:p>0,081801</text:p>
          </table:table-cell>
          <table:table-cell office:value-type="float" office:value="-4.873235">
            <text:p>-4,873235</text:p>
          </table:table-cell>
          <table:table-cell table:number-columns-repeated="1019"/>
        </table:table-row>
        <table:table-row table:style-name="ro1">
          <table:table-cell office:value-type="float" office:value="2045.034424">
            <text:p>2045,03442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1801">
            <text:p>0,081801</text:p>
          </table:table-cell>
          <table:table-cell office:value-type="float" office:value="-4.873235">
            <text:p>-4,873235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2426">
            <text:p>0,082426</text:p>
          </table:table-cell>
          <table:table-cell office:value-type="float" office:value="-4.892353">
            <text:p>-4,892353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2426">
            <text:p>0,082426</text:p>
          </table:table-cell>
          <table:table-cell office:value-type="float" office:value="-4.892353">
            <text:p>-4,892353</text:p>
          </table:table-cell>
          <table:table-cell table:number-columns-repeated="1019"/>
        </table:table-row>
        <table:table-row table:style-name="ro1">
          <table:table-cell office:value-type="float" office:value="2013.812622">
            <text:p>2013,81262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0553">
            <text:p>0,080553</text:p>
          </table:table-cell>
          <table:table-cell office:value-type="float" office:value="-4.91147">
            <text:p>-4,91147</text:p>
          </table:table-cell>
          <table:table-cell table:number-columns-repeated="1019"/>
        </table:table-row>
        <table:table-row table:style-name="ro1">
          <table:table-cell office:value-type="float" office:value="2013.812622">
            <text:p>2013,812622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80553">
            <text:p>0,080553</text:p>
          </table:table-cell>
          <table:table-cell office:value-type="float" office:value="-4.91147">
            <text:p>-4,91147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82426">
            <text:p>0,082426</text:p>
          </table:table-cell>
          <table:table-cell office:value-type="float" office:value="-4.930882">
            <text:p>-4,930882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2426">
            <text:p>0,082426</text:p>
          </table:table-cell>
          <table:table-cell office:value-type="float" office:value="-4.930882">
            <text:p>-4,930882</text:p>
          </table:table-cell>
          <table:table-cell table:number-columns-repeated="1019"/>
        </table:table-row>
        <table:table-row table:style-name="ro1">
          <table:table-cell office:value-type="float" office:value="2076.256348">
            <text:p>2076,25634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8305">
            <text:p>0,08305</text:p>
          </table:table-cell>
          <table:table-cell office:value-type="float" office:value="-4.949706">
            <text:p>-4,949706</text:p>
          </table:table-cell>
          <table:table-cell table:number-columns-repeated="1019"/>
        </table:table-row>
        <table:table-row table:style-name="ro1">
          <table:table-cell office:value-type="float" office:value="2076.256348">
            <text:p>2076,25634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305">
            <text:p>0,08305</text:p>
          </table:table-cell>
          <table:table-cell office:value-type="float" office:value="-4.949706">
            <text:p>-4,949706</text:p>
          </table:table-cell>
          <table:table-cell table:number-columns-repeated="1019"/>
        </table:table-row>
        <table:table-row table:style-name="ro1">
          <table:table-cell office:value-type="float" office:value="2076.256348">
            <text:p>2076,25634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305">
            <text:p>0,08305</text:p>
          </table:table-cell>
          <table:table-cell office:value-type="float" office:value="-4.969118">
            <text:p>-4,969118</text:p>
          </table:table-cell>
          <table:table-cell table:number-columns-repeated="1019"/>
        </table:table-row>
        <table:table-row table:style-name="ro1">
          <table:table-cell office:value-type="float" office:value="2076.256348">
            <text:p>2076,25634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305">
            <text:p>0,08305</text:p>
          </table:table-cell>
          <table:table-cell office:value-type="float" office:value="-4.969118">
            <text:p>-4,969118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84924">
            <text:p>0,084924</text:p>
          </table:table-cell>
          <table:table-cell office:value-type="float" office:value="-4.988529">
            <text:p>-4,988529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4924">
            <text:p>0,084924</text:p>
          </table:table-cell>
          <table:table-cell office:value-type="float" office:value="-4.988529">
            <text:p>-4,988529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4924">
            <text:p>0,084924</text:p>
          </table:table-cell>
          <table:table-cell office:value-type="float" office:value="-5.007941">
            <text:p>-5,007941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84924">
            <text:p>0,084924</text:p>
          </table:table-cell>
          <table:table-cell office:value-type="float" office:value="-5.007941">
            <text:p>-5,007941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5548">
            <text:p>0,085548</text:p>
          </table:table-cell>
          <table:table-cell office:value-type="float" office:value="-5.027353">
            <text:p>-5,027353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5548">
            <text:p>0,085548</text:p>
          </table:table-cell>
          <table:table-cell office:value-type="float" office:value="-5.027353">
            <text:p>-5,027353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5548">
            <text:p>0,085548</text:p>
          </table:table-cell>
          <table:table-cell office:value-type="float" office:value="-5.047353">
            <text:p>-5,047353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85548">
            <text:p>0,085548</text:p>
          </table:table-cell>
          <table:table-cell office:value-type="float" office:value="-5.047353">
            <text:p>-5,047353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4924">
            <text:p>0,084924</text:p>
          </table:table-cell>
          <table:table-cell office:value-type="float" office:value="-5.067647">
            <text:p>-5,067647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4924">
            <text:p>0,084924</text:p>
          </table:table-cell>
          <table:table-cell office:value-type="float" office:value="-5.067647">
            <text:p>-5,067647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4924">
            <text:p>0,084924</text:p>
          </table:table-cell>
          <table:table-cell office:value-type="float" office:value="-5.087353">
            <text:p>-5,087353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84924">
            <text:p>0,084924</text:p>
          </table:table-cell>
          <table:table-cell office:value-type="float" office:value="-5.087353">
            <text:p>-5,087353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4924">
            <text:p>0,084924</text:p>
          </table:table-cell>
          <table:table-cell office:value-type="float" office:value="-5.107941">
            <text:p>-5,107941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84924">
            <text:p>0,084924</text:p>
          </table:table-cell>
          <table:table-cell office:value-type="float" office:value="-5.107941">
            <text:p>-5,107941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6172">
            <text:p>0,086172</text:p>
          </table:table-cell>
          <table:table-cell office:value-type="float" office:value="-5.127353">
            <text:p>-5,127353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6172">
            <text:p>0,086172</text:p>
          </table:table-cell>
          <table:table-cell office:value-type="float" office:value="-5.127353">
            <text:p>-5,127353</text:p>
          </table:table-cell>
          <table:table-cell table:number-columns-repeated="1019"/>
        </table:table-row>
        <table:table-row table:style-name="ro1">
          <table:table-cell office:value-type="float" office:value="2169.922119">
            <text:p>2169,92211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6797">
            <text:p>0,086797</text:p>
          </table:table-cell>
          <table:table-cell office:value-type="float" office:value="-5.146471">
            <text:p>-5,146471</text:p>
          </table:table-cell>
          <table:table-cell table:number-columns-repeated="1019"/>
        </table:table-row>
        <table:table-row table:style-name="ro1">
          <table:table-cell office:value-type="float" office:value="2169.922119">
            <text:p>2169,92211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86797">
            <text:p>0,086797</text:p>
          </table:table-cell>
          <table:table-cell office:value-type="float" office:value="-5.146471">
            <text:p>-5,146471</text:p>
          </table:table-cell>
          <table:table-cell table:number-columns-repeated="1019"/>
        </table:table-row>
        <table:table-row table:style-name="ro1">
          <table:table-cell office:value-type="float" office:value="2169.922119">
            <text:p>2169,92211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86797">
            <text:p>0,086797</text:p>
          </table:table-cell>
          <table:table-cell office:value-type="float" office:value="-5.165">
            <text:p>-5,165</text:p>
          </table:table-cell>
          <table:table-cell table:number-columns-repeated="1019"/>
        </table:table-row>
        <table:table-row table:style-name="ro1">
          <table:table-cell office:value-type="float" office:value="2169.922119">
            <text:p>2169,92211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6797">
            <text:p>0,086797</text:p>
          </table:table-cell>
          <table:table-cell office:value-type="float" office:value="-5.184412">
            <text:p>-5,184412</text:p>
          </table:table-cell>
          <table:table-cell table:number-columns-repeated="1019"/>
        </table:table-row>
        <table:table-row table:style-name="ro1">
          <table:table-cell office:value-type="float" office:value="2185.532959">
            <text:p>2185,53295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7421">
            <text:p>0,087421</text:p>
          </table:table-cell>
          <table:table-cell office:value-type="float" office:value="-5.184412">
            <text:p>-5,184412</text:p>
          </table:table-cell>
          <table:table-cell table:number-columns-repeated="1019"/>
        </table:table-row>
        <table:table-row table:style-name="ro1">
          <table:table-cell office:value-type="float" office:value="2185.532959">
            <text:p>2185,53295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87421">
            <text:p>0,087421</text:p>
          </table:table-cell>
          <table:table-cell office:value-type="float" office:value="-5.203235">
            <text:p>-5,203235</text:p>
          </table:table-cell>
          <table:table-cell table:number-columns-repeated="1019"/>
        </table:table-row>
        <table:table-row table:style-name="ro1">
          <table:table-cell office:value-type="float" office:value="2169.922119">
            <text:p>2169,92211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6797">
            <text:p>0,086797</text:p>
          </table:table-cell>
          <table:table-cell office:value-type="float" office:value="-5.203235">
            <text:p>-5,203235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867">
            <text:p>0,08867</text:p>
          </table:table-cell>
          <table:table-cell office:value-type="float" office:value="-5.222353">
            <text:p>-5,222353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867">
            <text:p>0,08867</text:p>
          </table:table-cell>
          <table:table-cell office:value-type="float" office:value="-5.222353">
            <text:p>-5,222353</text:p>
          </table:table-cell>
          <table:table-cell table:number-columns-repeated="1019"/>
        </table:table-row>
        <table:table-row table:style-name="ro1">
          <table:table-cell office:value-type="float" office:value="2232.365967">
            <text:p>2232,36596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89295">
            <text:p>0,089295</text:p>
          </table:table-cell>
          <table:table-cell office:value-type="float" office:value="-5.241471">
            <text:p>-5,241471</text:p>
          </table:table-cell>
          <table:table-cell table:number-columns-repeated="1019"/>
        </table:table-row>
        <table:table-row table:style-name="ro1">
          <table:table-cell office:value-type="float" office:value="2232.365967">
            <text:p>2232,36596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9295">
            <text:p>0,089295</text:p>
          </table:table-cell>
          <table:table-cell office:value-type="float" office:value="-5.241471">
            <text:p>-5,241471</text:p>
          </table:table-cell>
          <table:table-cell table:number-columns-repeated="1019"/>
        </table:table-row>
        <table:table-row table:style-name="ro1">
          <table:table-cell office:value-type="float" office:value="2232.365967">
            <text:p>2232,36596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9295">
            <text:p>0,089295</text:p>
          </table:table-cell>
          <table:table-cell office:value-type="float" office:value="-5.260882">
            <text:p>-5,260882</text:p>
          </table:table-cell>
          <table:table-cell table:number-columns-repeated="1019"/>
        </table:table-row>
        <table:table-row table:style-name="ro1">
          <table:table-cell office:value-type="float" office:value="2232.365967">
            <text:p>2232,36596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89295">
            <text:p>0,089295</text:p>
          </table:table-cell>
          <table:table-cell office:value-type="float" office:value="-5.260882">
            <text:p>-5,260882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867">
            <text:p>0,08867</text:p>
          </table:table-cell>
          <table:table-cell office:value-type="float" office:value="-5.28">
            <text:p>-5,28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867">
            <text:p>0,08867</text:p>
          </table:table-cell>
          <table:table-cell office:value-type="float" office:value="-5.28">
            <text:p>-5,28</text:p>
          </table:table-cell>
          <table:table-cell table:number-columns-repeated="1019"/>
        </table:table-row>
        <table:table-row table:style-name="ro1">
          <table:table-cell office:value-type="float" office:value="2232.365967">
            <text:p>2232,36596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9295">
            <text:p>0,089295</text:p>
          </table:table-cell>
          <table:table-cell office:value-type="float" office:value="-5.299412">
            <text:p>-5,299412</text:p>
          </table:table-cell>
          <table:table-cell table:number-columns-repeated="1019"/>
        </table:table-row>
        <table:table-row table:style-name="ro1">
          <table:table-cell office:value-type="float" office:value="2232.365967">
            <text:p>2232,36596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89295">
            <text:p>0,089295</text:p>
          </table:table-cell>
          <table:table-cell office:value-type="float" office:value="-5.299412">
            <text:p>-5,299412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89919">
            <text:p>0,089919</text:p>
          </table:table-cell>
          <table:table-cell office:value-type="float" office:value="-5.31853">
            <text:p>-5,31853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9919">
            <text:p>0,089919</text:p>
          </table:table-cell>
          <table:table-cell office:value-type="float" office:value="-5.31853">
            <text:p>-5,31853</text:p>
          </table:table-cell>
          <table:table-cell table:number-columns-repeated="1019"/>
        </table:table-row>
        <table:table-row table:style-name="ro1">
          <table:table-cell office:value-type="float" office:value="2263.587891">
            <text:p>2263,58789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0544">
            <text:p>0,090544</text:p>
          </table:table-cell>
          <table:table-cell office:value-type="float" office:value="-5.337941">
            <text:p>-5,337941</text:p>
          </table:table-cell>
          <table:table-cell table:number-columns-repeated="1019"/>
        </table:table-row>
        <table:table-row table:style-name="ro1">
          <table:table-cell office:value-type="float" office:value="2263.587891">
            <text:p>2263,58789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90544">
            <text:p>0,090544</text:p>
          </table:table-cell>
          <table:table-cell office:value-type="float" office:value="-5.337941">
            <text:p>-5,337941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91168">
            <text:p>0,091168</text:p>
          </table:table-cell>
          <table:table-cell office:value-type="float" office:value="-5.357941">
            <text:p>-5,357941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1168">
            <text:p>0,091168</text:p>
          </table:table-cell>
          <table:table-cell office:value-type="float" office:value="-5.357941">
            <text:p>-5,357941</text:p>
          </table:table-cell>
          <table:table-cell table:number-columns-repeated="1019"/>
        </table:table-row>
        <table:table-row table:style-name="ro1">
          <table:table-cell office:value-type="float" office:value="2263.587891">
            <text:p>2263,58789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90544">
            <text:p>0,090544</text:p>
          </table:table-cell>
          <table:table-cell office:value-type="float" office:value="-5.377353">
            <text:p>-5,377353</text:p>
          </table:table-cell>
          <table:table-cell table:number-columns-repeated="1019"/>
        </table:table-row>
        <table:table-row table:style-name="ro1">
          <table:table-cell office:value-type="float" office:value="2263.587891">
            <text:p>2263,587891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090544">
            <text:p>0,090544</text:p>
          </table:table-cell>
          <table:table-cell office:value-type="float" office:value="-5.377353">
            <text:p>-5,377353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091168">
            <text:p>0,091168</text:p>
          </table:table-cell>
          <table:table-cell office:value-type="float" office:value="-5.397353">
            <text:p>-5,397353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91168">
            <text:p>0,091168</text:p>
          </table:table-cell>
          <table:table-cell office:value-type="float" office:value="-5.397353">
            <text:p>-5,397353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1792">
            <text:p>0,091792</text:p>
          </table:table-cell>
          <table:table-cell office:value-type="float" office:value="-5.417941">
            <text:p>-5,417941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91792">
            <text:p>0,091792</text:p>
          </table:table-cell>
          <table:table-cell office:value-type="float" office:value="-5.417941">
            <text:p>-5,417941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1792">
            <text:p>0,091792</text:p>
          </table:table-cell>
          <table:table-cell office:value-type="float" office:value="-5.437647">
            <text:p>-5,437647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91792">
            <text:p>0,091792</text:p>
          </table:table-cell>
          <table:table-cell office:value-type="float" office:value="-5.437647">
            <text:p>-5,437647</text:p>
          </table:table-cell>
          <table:table-cell table:number-columns-repeated="1019"/>
        </table:table-row>
        <table:table-row table:style-name="ro1">
          <table:table-cell office:value-type="float" office:value="2263.587891">
            <text:p>2263,58789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0544">
            <text:p>0,090544</text:p>
          </table:table-cell>
          <table:table-cell office:value-type="float" office:value="-5.457353">
            <text:p>-5,457353</text:p>
          </table:table-cell>
          <table:table-cell table:number-columns-repeated="1019"/>
        </table:table-row>
        <table:table-row table:style-name="ro1">
          <table:table-cell office:value-type="float" office:value="2263.587891">
            <text:p>2263,58789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0544">
            <text:p>0,090544</text:p>
          </table:table-cell>
          <table:table-cell office:value-type="float" office:value="-5.457353">
            <text:p>-5,457353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91168">
            <text:p>0,091168</text:p>
          </table:table-cell>
          <table:table-cell office:value-type="float" office:value="-5.476176">
            <text:p>-5,476176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91168">
            <text:p>0,091168</text:p>
          </table:table-cell>
          <table:table-cell office:value-type="float" office:value="-5.476176">
            <text:p>-5,476176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3666">
            <text:p>0,093666</text:p>
          </table:table-cell>
          <table:table-cell office:value-type="float" office:value="-5.495588">
            <text:p>-5,495588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3666">
            <text:p>0,093666</text:p>
          </table:table-cell>
          <table:table-cell office:value-type="float" office:value="-5.514118">
            <text:p>-5,514118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93666">
            <text:p>0,093666</text:p>
          </table:table-cell>
          <table:table-cell office:value-type="float" office:value="-5.514118">
            <text:p>-5,514118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3666">
            <text:p>0,093666</text:p>
          </table:table-cell>
          <table:table-cell office:value-type="float" office:value="-5.533529">
            <text:p>-5,533529</text:p>
          </table:table-cell>
          <table:table-cell table:number-columns-repeated="1019"/>
        </table:table-row>
        <table:table-row table:style-name="ro1">
          <table:table-cell office:value-type="float" office:value="2357.253418">
            <text:p>2357,25341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9429">
            <text:p>0,09429</text:p>
          </table:table-cell>
          <table:table-cell office:value-type="float" office:value="-5.533529">
            <text:p>-5,533529</text:p>
          </table:table-cell>
          <table:table-cell table:number-columns-repeated="1019"/>
        </table:table-row>
        <table:table-row table:style-name="ro1">
          <table:table-cell office:value-type="float" office:value="2357.253418">
            <text:p>2357,2534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429">
            <text:p>0,09429</text:p>
          </table:table-cell>
          <table:table-cell office:value-type="float" office:value="-5.553236">
            <text:p>-5,553236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94915">
            <text:p>0,094915</text:p>
          </table:table-cell>
          <table:table-cell office:value-type="float" office:value="-5.553236">
            <text:p>-5,553236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94915">
            <text:p>0,094915</text:p>
          </table:table-cell>
          <table:table-cell office:value-type="float" office:value="-5.572059">
            <text:p>-5,572059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4915">
            <text:p>0,094915</text:p>
          </table:table-cell>
          <table:table-cell office:value-type="float" office:value="-5.572059">
            <text:p>-5,572059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6163">
            <text:p>0,096163</text:p>
          </table:table-cell>
          <table:table-cell office:value-type="float" office:value="-5.591471">
            <text:p>-5,591471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96163">
            <text:p>0,096163</text:p>
          </table:table-cell>
          <table:table-cell office:value-type="float" office:value="-5.591471">
            <text:p>-5,591471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6163">
            <text:p>0,096163</text:p>
          </table:table-cell>
          <table:table-cell office:value-type="float" office:value="-5.61">
            <text:p>-5,61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6163">
            <text:p>0,096163</text:p>
          </table:table-cell>
          <table:table-cell office:value-type="float" office:value="-5.61">
            <text:p>-5,61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3666">
            <text:p>0,093666</text:p>
          </table:table-cell>
          <table:table-cell office:value-type="float" office:value="-5.629412">
            <text:p>-5,629412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3666">
            <text:p>0,093666</text:p>
          </table:table-cell>
          <table:table-cell office:value-type="float" office:value="-5.629412">
            <text:p>-5,629412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91792">
            <text:p>0,091792</text:p>
          </table:table-cell>
          <table:table-cell office:value-type="float" office:value="-5.648824">
            <text:p>-5,648824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1792">
            <text:p>0,091792</text:p>
          </table:table-cell>
          <table:table-cell office:value-type="float" office:value="-5.648824">
            <text:p>-5,648824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91168">
            <text:p>0,091168</text:p>
          </table:table-cell>
          <table:table-cell office:value-type="float" office:value="-5.667941">
            <text:p>-5,667941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1168">
            <text:p>0,091168</text:p>
          </table:table-cell>
          <table:table-cell office:value-type="float" office:value="-5.667941">
            <text:p>-5,667941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2417">
            <text:p>0,092417</text:p>
          </table:table-cell>
          <table:table-cell office:value-type="float" office:value="-5.687647">
            <text:p>-5,687647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2417">
            <text:p>0,092417</text:p>
          </table:table-cell>
          <table:table-cell office:value-type="float" office:value="-5.687647">
            <text:p>-5,687647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1168">
            <text:p>0,091168</text:p>
          </table:table-cell>
          <table:table-cell office:value-type="float" office:value="-5.706765">
            <text:p>-5,706765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1168">
            <text:p>0,091168</text:p>
          </table:table-cell>
          <table:table-cell office:value-type="float" office:value="-5.706765">
            <text:p>-5,706765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91792">
            <text:p>0,091792</text:p>
          </table:table-cell>
          <table:table-cell office:value-type="float" office:value="-5.725883">
            <text:p>-5,725883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1792">
            <text:p>0,091792</text:p>
          </table:table-cell>
          <table:table-cell office:value-type="float" office:value="-5.725883">
            <text:p>-5,725883</text:p>
          </table:table-cell>
          <table:table-cell table:number-columns-repeated="1019"/>
        </table:table-row>
        <table:table-row table:style-name="ro1">
          <table:table-cell office:value-type="float" office:value="2326.031494">
            <text:p>2326,03149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3041">
            <text:p>0,093041</text:p>
          </table:table-cell>
          <table:table-cell office:value-type="float" office:value="-5.745883">
            <text:p>-5,745883</text:p>
          </table:table-cell>
          <table:table-cell table:number-columns-repeated="1019"/>
        </table:table-row>
        <table:table-row table:style-name="ro1">
          <table:table-cell office:value-type="float" office:value="2326.031494">
            <text:p>2326,03149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3041">
            <text:p>0,093041</text:p>
          </table:table-cell>
          <table:table-cell office:value-type="float" office:value="-5.764706">
            <text:p>-5,764706</text:p>
          </table:table-cell>
          <table:table-cell table:number-columns-repeated="1019"/>
        </table:table-row>
        <table:table-row table:style-name="ro1">
          <table:table-cell office:value-type="float" office:value="2326.031494">
            <text:p>2326,03149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3041">
            <text:p>0,093041</text:p>
          </table:table-cell>
          <table:table-cell office:value-type="float" office:value="-5.764706">
            <text:p>-5,764706</text:p>
          </table:table-cell>
          <table:table-cell table:number-columns-repeated="1019"/>
        </table:table-row>
        <table:table-row table:style-name="ro1">
          <table:table-cell office:value-type="float" office:value="2326.031494">
            <text:p>2326,03149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3041">
            <text:p>0,093041</text:p>
          </table:table-cell>
          <table:table-cell office:value-type="float" office:value="-5.783529">
            <text:p>-5,783529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92417">
            <text:p>0,092417</text:p>
          </table:table-cell>
          <table:table-cell office:value-type="float" office:value="-5.783529">
            <text:p>-5,783529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3666">
            <text:p>0,093666</text:p>
          </table:table-cell>
          <table:table-cell office:value-type="float" office:value="-5.802647">
            <text:p>-5,802647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3666">
            <text:p>0,093666</text:p>
          </table:table-cell>
          <table:table-cell office:value-type="float" office:value="-5.802647">
            <text:p>-5,802647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94915">
            <text:p>0,094915</text:p>
          </table:table-cell>
          <table:table-cell office:value-type="float" office:value="-5.822059">
            <text:p>-5,822059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4915">
            <text:p>0,094915</text:p>
          </table:table-cell>
          <table:table-cell office:value-type="float" office:value="-5.822059">
            <text:p>-5,822059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94915">
            <text:p>0,094915</text:p>
          </table:table-cell>
          <table:table-cell office:value-type="float" office:value="-5.841177">
            <text:p>-5,841177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94915">
            <text:p>0,094915</text:p>
          </table:table-cell>
          <table:table-cell office:value-type="float" office:value="-5.841177">
            <text:p>-5,841177</text:p>
          </table:table-cell>
          <table:table-cell table:number-columns-repeated="1019"/>
        </table:table-row>
        <table:table-row table:style-name="ro1">
          <table:table-cell office:value-type="float" office:value="2357.253418">
            <text:p>2357,25341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429">
            <text:p>0,09429</text:p>
          </table:table-cell>
          <table:table-cell office:value-type="float" office:value="-5.859706">
            <text:p>-5,859706</text:p>
          </table:table-cell>
          <table:table-cell table:number-columns-repeated="1019"/>
        </table:table-row>
        <table:table-row table:style-name="ro1">
          <table:table-cell office:value-type="float" office:value="2357.253418">
            <text:p>2357,25341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429">
            <text:p>0,09429</text:p>
          </table:table-cell>
          <table:table-cell office:value-type="float" office:value="-5.859706">
            <text:p>-5,859706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6163">
            <text:p>0,096163</text:p>
          </table:table-cell>
          <table:table-cell office:value-type="float" office:value="-5.879117">
            <text:p>-5,879117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6163">
            <text:p>0,096163</text:p>
          </table:table-cell>
          <table:table-cell office:value-type="float" office:value="-5.879117">
            <text:p>-5,879117</text:p>
          </table:table-cell>
          <table:table-cell table:number-columns-repeated="1019"/>
        </table:table-row>
        <table:table-row table:style-name="ro1">
          <table:table-cell office:value-type="float" office:value="2419.697266">
            <text:p>2419,69726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96788">
            <text:p>0,096788</text:p>
          </table:table-cell>
          <table:table-cell office:value-type="float" office:value="-5.897941">
            <text:p>-5,897941</text:p>
          </table:table-cell>
          <table:table-cell table:number-columns-repeated="1019"/>
        </table:table-row>
        <table:table-row table:style-name="ro1">
          <table:table-cell office:value-type="float" office:value="2419.697266">
            <text:p>2419,69726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6788">
            <text:p>0,096788</text:p>
          </table:table-cell>
          <table:table-cell office:value-type="float" office:value="-5.897941">
            <text:p>-5,897941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6163">
            <text:p>0,096163</text:p>
          </table:table-cell>
          <table:table-cell office:value-type="float" office:value="-5.917353">
            <text:p>-5,917353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6163">
            <text:p>0,096163</text:p>
          </table:table-cell>
          <table:table-cell office:value-type="float" office:value="-5.917353">
            <text:p>-5,917353</text:p>
          </table:table-cell>
          <table:table-cell table:number-columns-repeated="1019"/>
        </table:table-row>
        <table:table-row table:style-name="ro1">
          <table:table-cell office:value-type="float" office:value="2419.697266">
            <text:p>2419,69726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96788">
            <text:p>0,096788</text:p>
          </table:table-cell>
          <table:table-cell office:value-type="float" office:value="-5.937941">
            <text:p>-5,937941</text:p>
          </table:table-cell>
          <table:table-cell table:number-columns-repeated="1019"/>
        </table:table-row>
        <table:table-row table:style-name="ro1">
          <table:table-cell office:value-type="float" office:value="2419.697266">
            <text:p>2419,6972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6788">
            <text:p>0,096788</text:p>
          </table:table-cell>
          <table:table-cell office:value-type="float" office:value="-5.937941">
            <text:p>-5,937941</text:p>
          </table:table-cell>
          <table:table-cell table:number-columns-repeated="1019"/>
        </table:table-row>
        <table:table-row table:style-name="ro1">
          <table:table-cell office:value-type="float" office:value="2419.697266">
            <text:p>2419,69726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6788">
            <text:p>0,096788</text:p>
          </table:table-cell>
          <table:table-cell office:value-type="float" office:value="-5.957059">
            <text:p>-5,957059</text:p>
          </table:table-cell>
          <table:table-cell table:number-columns-repeated="1019"/>
        </table:table-row>
        <table:table-row table:style-name="ro1">
          <table:table-cell office:value-type="float" office:value="2419.697266">
            <text:p>2419,697266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96788">
            <text:p>0,096788</text:p>
          </table:table-cell>
          <table:table-cell office:value-type="float" office:value="-5.957059">
            <text:p>-5,957059</text:p>
          </table:table-cell>
          <table:table-cell table:number-columns-repeated="1019"/>
        </table:table-row>
        <table:table-row table:style-name="ro1">
          <table:table-cell office:value-type="float" office:value="2450.919189">
            <text:p>2450,91918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98037">
            <text:p>0,098037</text:p>
          </table:table-cell>
          <table:table-cell office:value-type="float" office:value="-5.976176">
            <text:p>-5,976176</text:p>
          </table:table-cell>
          <table:table-cell table:number-columns-repeated="1019"/>
        </table:table-row>
        <table:table-row table:style-name="ro1">
          <table:table-cell office:value-type="float" office:value="2450.919189">
            <text:p>2450,91918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8037">
            <text:p>0,098037</text:p>
          </table:table-cell>
          <table:table-cell office:value-type="float" office:value="-5.976176">
            <text:p>-5,976176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6163">
            <text:p>0,096163</text:p>
          </table:table-cell>
          <table:table-cell office:value-type="float" office:value="-5.995294">
            <text:p>-5,995294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96163">
            <text:p>0,096163</text:p>
          </table:table-cell>
          <table:table-cell office:value-type="float" office:value="-6.013824">
            <text:p>-6,013824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6">
            <text:p>-0,00326</text:p>
          </table:table-cell>
          <table:table-cell office:value-type="float" office:value="-0.003222">
            <text:p>-0,003222</text:p>
          </table:table-cell>
          <table:table-cell office:value-type="float" office:value="0.097412">
            <text:p>0,097412</text:p>
          </table:table-cell>
          <table:table-cell office:value-type="float" office:value="-6.013824">
            <text:p>-6,013824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2">
            <text:p>-0,003252</text:p>
          </table:table-cell>
          <table:table-cell office:value-type="float" office:value="-0.003225">
            <text:p>-0,003225</text:p>
          </table:table-cell>
          <table:table-cell office:value-type="float" office:value="0.097412">
            <text:p>0,097412</text:p>
          </table:table-cell>
          <table:table-cell office:value-type="float" office:value="-6.033235">
            <text:p>-6,033235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7412">
            <text:p>0,097412</text:p>
          </table:table-cell>
          <table:table-cell office:value-type="float" office:value="-6.033235">
            <text:p>-6,033235</text:p>
          </table:table-cell>
          <table:table-cell table:number-columns-repeated="1019"/>
        </table:table-row>
        <table:table-row table:style-name="ro1">
          <table:table-cell office:value-type="float" office:value="2466.530029">
            <text:p>2466,53002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8661">
            <text:p>0,098661</text:p>
          </table:table-cell>
          <table:table-cell office:value-type="float" office:value="-6.052353">
            <text:p>-6,052353</text:p>
          </table:table-cell>
          <table:table-cell table:number-columns-repeated="1019"/>
        </table:table-row>
        <table:table-row table:style-name="ro1">
          <table:table-cell office:value-type="float" office:value="2466.530029">
            <text:p>2466,53002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8661">
            <text:p>0,098661</text:p>
          </table:table-cell>
          <table:table-cell office:value-type="float" office:value="-6.052353">
            <text:p>-6,052353</text:p>
          </table:table-cell>
          <table:table-cell table:number-columns-repeated="1019"/>
        </table:table-row>
        <table:table-row table:style-name="ro1">
          <table:table-cell office:value-type="float" office:value="2419.697266">
            <text:p>2419,69726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6788">
            <text:p>0,096788</text:p>
          </table:table-cell>
          <table:table-cell office:value-type="float" office:value="-6.071764">
            <text:p>-6,071764</text:p>
          </table:table-cell>
          <table:table-cell table:number-columns-repeated="1019"/>
        </table:table-row>
        <table:table-row table:style-name="ro1">
          <table:table-cell office:value-type="float" office:value="2419.697266">
            <text:p>2419,69726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6788">
            <text:p>0,096788</text:p>
          </table:table-cell>
          <table:table-cell office:value-type="float" office:value="-6.071764">
            <text:p>-6,071764</text:p>
          </table:table-cell>
          <table:table-cell table:number-columns-repeated="1019"/>
        </table:table-row>
        <table:table-row table:style-name="ro1">
          <table:table-cell office:value-type="float" office:value="2450.919189">
            <text:p>2450,91918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8037">
            <text:p>0,098037</text:p>
          </table:table-cell>
          <table:table-cell office:value-type="float" office:value="-6.090882">
            <text:p>-6,090882</text:p>
          </table:table-cell>
          <table:table-cell table:number-columns-repeated="1019"/>
        </table:table-row>
        <table:table-row table:style-name="ro1">
          <table:table-cell office:value-type="float" office:value="2450.919189">
            <text:p>2450,91918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8037">
            <text:p>0,098037</text:p>
          </table:table-cell>
          <table:table-cell office:value-type="float" office:value="-6.090882">
            <text:p>-6,090882</text:p>
          </table:table-cell>
          <table:table-cell table:number-columns-repeated="1019"/>
        </table:table-row>
        <table:table-row table:style-name="ro1">
          <table:table-cell office:value-type="float" office:value="2482.141113">
            <text:p>2482,14111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9286">
            <text:p>0,099286</text:p>
          </table:table-cell>
          <table:table-cell office:value-type="float" office:value="-6.109706">
            <text:p>-6,109706</text:p>
          </table:table-cell>
          <table:table-cell table:number-columns-repeated="1019"/>
        </table:table-row>
        <table:table-row table:style-name="ro1">
          <table:table-cell office:value-type="float" office:value="2482.141113">
            <text:p>2482,141113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99286">
            <text:p>0,099286</text:p>
          </table:table-cell>
          <table:table-cell office:value-type="float" office:value="-6.109706">
            <text:p>-6,109706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991">
            <text:p>0,09991</text:p>
          </table:table-cell>
          <table:table-cell office:value-type="float" office:value="-6.129117">
            <text:p>-6,129117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991">
            <text:p>0,09991</text:p>
          </table:table-cell>
          <table:table-cell office:value-type="float" office:value="-6.129117">
            <text:p>-6,129117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991">
            <text:p>0,09991</text:p>
          </table:table-cell>
          <table:table-cell office:value-type="float" office:value="-6.147647">
            <text:p>-6,147647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9991">
            <text:p>0,09991</text:p>
          </table:table-cell>
          <table:table-cell office:value-type="float" office:value="-6.147647">
            <text:p>-6,147647</text:p>
          </table:table-cell>
          <table:table-cell table:number-columns-repeated="1019"/>
        </table:table-row>
        <table:table-row table:style-name="ro1">
          <table:table-cell office:value-type="float" office:value="2544.584961">
            <text:p>2544,58496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1783">
            <text:p>0,101783</text:p>
          </table:table-cell>
          <table:table-cell office:value-type="float" office:value="-6.166765">
            <text:p>-6,166765</text:p>
          </table:table-cell>
          <table:table-cell table:number-columns-repeated="1019"/>
        </table:table-row>
        <table:table-row table:style-name="ro1">
          <table:table-cell office:value-type="float" office:value="2544.584961">
            <text:p>2544,58496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1783">
            <text:p>0,101783</text:p>
          </table:table-cell>
          <table:table-cell office:value-type="float" office:value="-6.166765">
            <text:p>-6,166765</text:p>
          </table:table-cell>
          <table:table-cell table:number-columns-repeated="1019"/>
        </table:table-row>
        <table:table-row table:style-name="ro1">
          <table:table-cell office:value-type="float" office:value="2544.584961">
            <text:p>2544,584961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101783">
            <text:p>0,101783</text:p>
          </table:table-cell>
          <table:table-cell office:value-type="float" office:value="-6.189117">
            <text:p>-6,189117</text:p>
          </table:table-cell>
          <table:table-cell table:number-columns-repeated="1019"/>
        </table:table-row>
        <table:table-row table:style-name="ro1">
          <table:table-cell office:value-type="float" office:value="2544.584961">
            <text:p>2544,584961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101783">
            <text:p>0,101783</text:p>
          </table:table-cell>
          <table:table-cell office:value-type="float" office:value="-6.189117">
            <text:p>-6,189117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02408">
            <text:p>0,102408</text:p>
          </table:table-cell>
          <table:table-cell office:value-type="float" office:value="-6.207941">
            <text:p>-6,207941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02408">
            <text:p>0,102408</text:p>
          </table:table-cell>
          <table:table-cell office:value-type="float" office:value="-6.207941">
            <text:p>-6,207941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1">
            <text:p>-0,003251</text:p>
          </table:table-cell>
          <table:table-cell office:value-type="float" office:value="-0.003225">
            <text:p>-0,003225</text:p>
          </table:table-cell>
          <table:table-cell office:value-type="float" office:value="0.102408">
            <text:p>0,102408</text:p>
          </table:table-cell>
          <table:table-cell office:value-type="float" office:value="-6.227647">
            <text:p>-6,227647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02408">
            <text:p>0,102408</text:p>
          </table:table-cell>
          <table:table-cell office:value-type="float" office:value="-6.227647">
            <text:p>-6,227647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2408">
            <text:p>0,102408</text:p>
          </table:table-cell>
          <table:table-cell office:value-type="float" office:value="-6.247059">
            <text:p>-6,247059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2408">
            <text:p>0,102408</text:p>
          </table:table-cell>
          <table:table-cell office:value-type="float" office:value="-6.247059">
            <text:p>-6,247059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2408">
            <text:p>0,102408</text:p>
          </table:table-cell>
          <table:table-cell office:value-type="float" office:value="-6.267059">
            <text:p>-6,267059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2408">
            <text:p>0,102408</text:p>
          </table:table-cell>
          <table:table-cell office:value-type="float" office:value="-6.267059">
            <text:p>-6,267059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103657">
            <text:p>0,103657</text:p>
          </table:table-cell>
          <table:table-cell office:value-type="float" office:value="-6.286765">
            <text:p>-6,286765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03657">
            <text:p>0,103657</text:p>
          </table:table-cell>
          <table:table-cell office:value-type="float" office:value="-6.286765">
            <text:p>-6,286765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553">
            <text:p>0,10553</text:p>
          </table:table-cell>
          <table:table-cell office:value-type="float" office:value="-6.306765">
            <text:p>-6,306765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553">
            <text:p>0,10553</text:p>
          </table:table-cell>
          <table:table-cell office:value-type="float" office:value="-6.306765">
            <text:p>-6,306765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4906">
            <text:p>0,104906</text:p>
          </table:table-cell>
          <table:table-cell office:value-type="float" office:value="-6.325294">
            <text:p>-6,325294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4906">
            <text:p>0,104906</text:p>
          </table:table-cell>
          <table:table-cell office:value-type="float" office:value="-6.325294">
            <text:p>-6,325294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3657">
            <text:p>0,103657</text:p>
          </table:table-cell>
          <table:table-cell office:value-type="float" office:value="-6.344706">
            <text:p>-6,344706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3657">
            <text:p>0,103657</text:p>
          </table:table-cell>
          <table:table-cell office:value-type="float" office:value="-6.364118">
            <text:p>-6,364118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3657">
            <text:p>0,103657</text:p>
          </table:table-cell>
          <table:table-cell office:value-type="float" office:value="-6.364118">
            <text:p>-6,364118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03657">
            <text:p>0,103657</text:p>
          </table:table-cell>
          <table:table-cell office:value-type="float" office:value="-6.382647">
            <text:p>-6,382647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104906">
            <text:p>0,104906</text:p>
          </table:table-cell>
          <table:table-cell office:value-type="float" office:value="-6.382647">
            <text:p>-6,382647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10553">
            <text:p>0,10553</text:p>
          </table:table-cell>
          <table:table-cell office:value-type="float" office:value="-6.402059">
            <text:p>-6,402059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553">
            <text:p>0,10553</text:p>
          </table:table-cell>
          <table:table-cell office:value-type="float" office:value="-6.402059">
            <text:p>-6,402059</text:p>
          </table:table-cell>
          <table:table-cell table:number-columns-repeated="1019"/>
        </table:table-row>
        <table:table-row table:style-name="ro1">
          <table:table-cell office:value-type="float" office:value="2575.806885">
            <text:p>2575,80688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3032">
            <text:p>0,103032</text:p>
          </table:table-cell>
          <table:table-cell office:value-type="float" office:value="-6.421471">
            <text:p>-6,421471</text:p>
          </table:table-cell>
          <table:table-cell table:number-columns-repeated="1019"/>
        </table:table-row>
        <table:table-row table:style-name="ro1">
          <table:table-cell office:value-type="float" office:value="2575.806885">
            <text:p>2575,80688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3032">
            <text:p>0,103032</text:p>
          </table:table-cell>
          <table:table-cell office:value-type="float" office:value="-6.421471">
            <text:p>-6,421471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07403">
            <text:p>0,107403</text:p>
          </table:table-cell>
          <table:table-cell office:value-type="float" office:value="-6.440588">
            <text:p>-6,440588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07403">
            <text:p>0,107403</text:p>
          </table:table-cell>
          <table:table-cell office:value-type="float" office:value="-6.440588">
            <text:p>-6,440588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6154">
            <text:p>0,106154</text:p>
          </table:table-cell>
          <table:table-cell office:value-type="float" office:value="-6.460294">
            <text:p>-6,460294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6154">
            <text:p>0,106154</text:p>
          </table:table-cell>
          <table:table-cell office:value-type="float" office:value="-6.460294">
            <text:p>-6,460294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108652">
            <text:p>0,108652</text:p>
          </table:table-cell>
          <table:table-cell office:value-type="float" office:value="-6.478235">
            <text:p>-6,478235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8652">
            <text:p>0,108652</text:p>
          </table:table-cell>
          <table:table-cell office:value-type="float" office:value="-6.478235">
            <text:p>-6,478235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6154">
            <text:p>0,106154</text:p>
          </table:table-cell>
          <table:table-cell office:value-type="float" office:value="-6.497941">
            <text:p>-6,497941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6154">
            <text:p>0,106154</text:p>
          </table:table-cell>
          <table:table-cell office:value-type="float" office:value="-6.497941">
            <text:p>-6,497941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2">
            <text:p>-0,003252</text:p>
          </table:table-cell>
          <table:table-cell office:value-type="float" office:value="-0.003225">
            <text:p>-0,003225</text:p>
          </table:table-cell>
          <table:table-cell office:value-type="float" office:value="0.108652">
            <text:p>0,108652</text:p>
          </table:table-cell>
          <table:table-cell office:value-type="float" office:value="-6.516765">
            <text:p>-6,516765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8652">
            <text:p>0,108652</text:p>
          </table:table-cell>
          <table:table-cell office:value-type="float" office:value="-6.516765">
            <text:p>-6,51676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7403">
            <text:p>0,107403</text:p>
          </table:table-cell>
          <table:table-cell office:value-type="float" office:value="-6.536765">
            <text:p>-6,53676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07403">
            <text:p>0,107403</text:p>
          </table:table-cell>
          <table:table-cell office:value-type="float" office:value="-6.536765">
            <text:p>-6,53676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07403">
            <text:p>0,107403</text:p>
          </table:table-cell>
          <table:table-cell office:value-type="float" office:value="-6.556177">
            <text:p>-6,556177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7403">
            <text:p>0,107403</text:p>
          </table:table-cell>
          <table:table-cell office:value-type="float" office:value="-6.556177">
            <text:p>-6,556177</text:p>
          </table:table-cell>
          <table:table-cell table:number-columns-repeated="1019"/>
        </table:table-row>
        <table:table-row table:style-name="ro1">
          <table:table-cell office:value-type="float" office:value="2669.472412">
            <text:p>2669,47241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6779">
            <text:p>0,106779</text:p>
          </table:table-cell>
          <table:table-cell office:value-type="float" office:value="-6.575294">
            <text:p>-6,575294</text:p>
          </table:table-cell>
          <table:table-cell table:number-columns-repeated="1019"/>
        </table:table-row>
        <table:table-row table:style-name="ro1">
          <table:table-cell office:value-type="float" office:value="2669.472412">
            <text:p>2669,47241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06779">
            <text:p>0,106779</text:p>
          </table:table-cell>
          <table:table-cell office:value-type="float" office:value="-6.593823">
            <text:p>-6,593823</text:p>
          </table:table-cell>
          <table:table-cell table:number-columns-repeated="1019"/>
        </table:table-row>
        <table:table-row table:style-name="ro1">
          <table:table-cell office:value-type="float" office:value="2700.694336">
            <text:p>2700,69433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08028">
            <text:p>0,108028</text:p>
          </table:table-cell>
          <table:table-cell office:value-type="float" office:value="-6.593823">
            <text:p>-6,593823</text:p>
          </table:table-cell>
          <table:table-cell table:number-columns-repeated="1019"/>
        </table:table-row>
        <table:table-row table:style-name="ro1">
          <table:table-cell office:value-type="float" office:value="2700.694336">
            <text:p>2700,69433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8028">
            <text:p>0,108028</text:p>
          </table:table-cell>
          <table:table-cell office:value-type="float" office:value="-6.613235">
            <text:p>-6,613235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8652">
            <text:p>0,108652</text:p>
          </table:table-cell>
          <table:table-cell office:value-type="float" office:value="-6.613235">
            <text:p>-6,613235</text:p>
          </table:table-cell>
          <table:table-cell table:number-columns-repeated="1019"/>
        </table:table-row>
        <table:table-row table:style-name="ro1">
          <table:table-cell office:value-type="float" office:value="2747.527344">
            <text:p>2747,52734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9901">
            <text:p>0,109901</text:p>
          </table:table-cell>
          <table:table-cell office:value-type="float" office:value="-6.632353">
            <text:p>-6,632353</text:p>
          </table:table-cell>
          <table:table-cell table:number-columns-repeated="1019"/>
        </table:table-row>
        <table:table-row table:style-name="ro1">
          <table:table-cell office:value-type="float" office:value="2747.527344">
            <text:p>2747,527344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09901">
            <text:p>0,109901</text:p>
          </table:table-cell>
          <table:table-cell office:value-type="float" office:value="-6.632353">
            <text:p>-6,632353</text:p>
          </table:table-cell>
          <table:table-cell table:number-columns-repeated="1019"/>
        </table:table-row>
        <table:table-row table:style-name="ro1">
          <table:table-cell office:value-type="float" office:value="2731.91626">
            <text:p>2731,9162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9277">
            <text:p>0,109277</text:p>
          </table:table-cell>
          <table:table-cell office:value-type="float" office:value="-6.651471">
            <text:p>-6,651471</text:p>
          </table:table-cell>
          <table:table-cell table:number-columns-repeated="1019"/>
        </table:table-row>
        <table:table-row table:style-name="ro1">
          <table:table-cell office:value-type="float" office:value="2731.91626">
            <text:p>2731,9162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09277">
            <text:p>0,109277</text:p>
          </table:table-cell>
          <table:table-cell office:value-type="float" office:value="-6.651471">
            <text:p>-6,651471</text:p>
          </table:table-cell>
          <table:table-cell table:number-columns-repeated="1019"/>
        </table:table-row>
        <table:table-row table:style-name="ro1">
          <table:table-cell office:value-type="float" office:value="2747.527344">
            <text:p>2747,52734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9901">
            <text:p>0,109901</text:p>
          </table:table-cell>
          <table:table-cell office:value-type="float" office:value="-6.670882">
            <text:p>-6,670882</text:p>
          </table:table-cell>
          <table:table-cell table:number-columns-repeated="1019"/>
        </table:table-row>
        <table:table-row table:style-name="ro1">
          <table:table-cell office:value-type="float" office:value="2747.527344">
            <text:p>2747,527344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109901">
            <text:p>0,109901</text:p>
          </table:table-cell>
          <table:table-cell office:value-type="float" office:value="-6.670882">
            <text:p>-6,670882</text:p>
          </table:table-cell>
          <table:table-cell table:number-columns-repeated="1019"/>
        </table:table-row>
        <table:table-row table:style-name="ro1">
          <table:table-cell office:value-type="float" office:value="2747.527344">
            <text:p>2747,52734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9901">
            <text:p>0,109901</text:p>
          </table:table-cell>
          <table:table-cell office:value-type="float" office:value="-6.69">
            <text:p>-6,69</text:p>
          </table:table-cell>
          <table:table-cell table:number-columns-repeated="1019"/>
        </table:table-row>
        <table:table-row table:style-name="ro1">
          <table:table-cell office:value-type="float" office:value="2747.527344">
            <text:p>2747,52734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9901">
            <text:p>0,109901</text:p>
          </table:table-cell>
          <table:table-cell office:value-type="float" office:value="-6.69">
            <text:p>-6,69</text:p>
          </table:table-cell>
          <table:table-cell table:number-columns-repeated="1019"/>
        </table:table-row>
        <table:table-row table:style-name="ro1">
          <table:table-cell office:value-type="float" office:value="2747.527344">
            <text:p>2747,52734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9901">
            <text:p>0,109901</text:p>
          </table:table-cell>
          <table:table-cell office:value-type="float" office:value="-6.708529">
            <text:p>-6,708529</text:p>
          </table:table-cell>
          <table:table-cell table:number-columns-repeated="1019"/>
        </table:table-row>
        <table:table-row table:style-name="ro1">
          <table:table-cell office:value-type="float" office:value="2747.527344">
            <text:p>2747,52734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9901">
            <text:p>0,109901</text:p>
          </table:table-cell>
          <table:table-cell office:value-type="float" office:value="-6.708529">
            <text:p>-6,708529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0526">
            <text:p>0,110526</text:p>
          </table:table-cell>
          <table:table-cell office:value-type="float" office:value="-6.727647">
            <text:p>-6,727647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0526">
            <text:p>0,110526</text:p>
          </table:table-cell>
          <table:table-cell office:value-type="float" office:value="-6.727647">
            <text:p>-6,727647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0526">
            <text:p>0,110526</text:p>
          </table:table-cell>
          <table:table-cell office:value-type="float" office:value="-6.747353">
            <text:p>-6,747353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0526">
            <text:p>0,110526</text:p>
          </table:table-cell>
          <table:table-cell office:value-type="float" office:value="-6.747353">
            <text:p>-6,747353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0526">
            <text:p>0,110526</text:p>
          </table:table-cell>
          <table:table-cell office:value-type="float" office:value="-6.767353">
            <text:p>-6,767353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0526">
            <text:p>0,110526</text:p>
          </table:table-cell>
          <table:table-cell office:value-type="float" office:value="-6.767353">
            <text:p>-6,767353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10526">
            <text:p>0,110526</text:p>
          </table:table-cell>
          <table:table-cell office:value-type="float" office:value="-6.787647">
            <text:p>-6,787647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0526">
            <text:p>0,110526</text:p>
          </table:table-cell>
          <table:table-cell office:value-type="float" office:value="-6.787647">
            <text:p>-6,787647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0526">
            <text:p>0,110526</text:p>
          </table:table-cell>
          <table:table-cell office:value-type="float" office:value="-6.80647">
            <text:p>-6,80647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10526">
            <text:p>0,110526</text:p>
          </table:table-cell>
          <table:table-cell office:value-type="float" office:value="-6.80647">
            <text:p>-6,80647</text:p>
          </table:table-cell>
          <table:table-cell table:number-columns-repeated="1019"/>
        </table:table-row>
        <table:table-row table:style-name="ro1">
          <table:table-cell office:value-type="float" office:value="2778.749023">
            <text:p>2778,74902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115">
            <text:p>0,11115</text:p>
          </table:table-cell>
          <table:table-cell office:value-type="float" office:value="-6.82647">
            <text:p>-6,82647</text:p>
          </table:table-cell>
          <table:table-cell table:number-columns-repeated="1019"/>
        </table:table-row>
        <table:table-row table:style-name="ro1">
          <table:table-cell office:value-type="float" office:value="2778.749023">
            <text:p>2778,749023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11115">
            <text:p>0,11115</text:p>
          </table:table-cell>
          <table:table-cell office:value-type="float" office:value="-6.82647">
            <text:p>-6,82647</text:p>
          </table:table-cell>
          <table:table-cell table:number-columns-repeated="1019"/>
        </table:table-row>
        <table:table-row table:style-name="ro1">
          <table:table-cell office:value-type="float" office:value="2794.360107">
            <text:p>2794,360107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11774">
            <text:p>0,111774</text:p>
          </table:table-cell>
          <table:table-cell office:value-type="float" office:value="-6.845">
            <text:p>-6,845</text:p>
          </table:table-cell>
          <table:table-cell table:number-columns-repeated="1019"/>
        </table:table-row>
        <table:table-row table:style-name="ro1">
          <table:table-cell office:value-type="float" office:value="2794.360107">
            <text:p>2794,360107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11774">
            <text:p>0,111774</text:p>
          </table:table-cell>
          <table:table-cell office:value-type="float" office:value="-6.863823">
            <text:p>-6,863823</text:p>
          </table:table-cell>
          <table:table-cell table:number-columns-repeated="1019"/>
        </table:table-row>
        <table:table-row table:style-name="ro1">
          <table:table-cell office:value-type="float" office:value="2794.360107">
            <text:p>2794,360107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111774">
            <text:p>0,111774</text:p>
          </table:table-cell>
          <table:table-cell office:value-type="float" office:value="-6.863823">
            <text:p>-6,863823</text:p>
          </table:table-cell>
          <table:table-cell table:number-columns-repeated="1019"/>
        </table:table-row>
        <table:table-row table:style-name="ro1">
          <table:table-cell office:value-type="float" office:value="2794.360107">
            <text:p>2794,360107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11774">
            <text:p>0,111774</text:p>
          </table:table-cell>
          <table:table-cell office:value-type="float" office:value="-6.882941">
            <text:p>-6,882941</text:p>
          </table:table-cell>
          <table:table-cell table:number-columns-repeated="1019"/>
        </table:table-row>
        <table:table-row table:style-name="ro1">
          <table:table-cell office:value-type="float" office:value="2825.582031">
            <text:p>2825,58203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13023">
            <text:p>0,113023</text:p>
          </table:table-cell>
          <table:table-cell office:value-type="float" office:value="-6.882941">
            <text:p>-6,882941</text:p>
          </table:table-cell>
          <table:table-cell table:number-columns-repeated="1019"/>
        </table:table-row>
        <table:table-row table:style-name="ro1">
          <table:table-cell office:value-type="float" office:value="2825.582031">
            <text:p>2825,58203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3023">
            <text:p>0,113023</text:p>
          </table:table-cell>
          <table:table-cell office:value-type="float" office:value="-6.902353">
            <text:p>-6,902353</text:p>
          </table:table-cell>
          <table:table-cell table:number-columns-repeated="1019"/>
        </table:table-row>
        <table:table-row table:style-name="ro1">
          <table:table-cell office:value-type="float" office:value="2809.970947">
            <text:p>2809,970947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12399">
            <text:p>0,112399</text:p>
          </table:table-cell>
          <table:table-cell office:value-type="float" office:value="-6.902353">
            <text:p>-6,902353</text:p>
          </table:table-cell>
          <table:table-cell table:number-columns-repeated="1019"/>
        </table:table-row>
        <table:table-row table:style-name="ro1">
          <table:table-cell office:value-type="float" office:value="2856.803955">
            <text:p>2856,80395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4272">
            <text:p>0,114272</text:p>
          </table:table-cell>
          <table:table-cell office:value-type="float" office:value="-6.921176">
            <text:p>-6,921176</text:p>
          </table:table-cell>
          <table:table-cell table:number-columns-repeated="1019"/>
        </table:table-row>
        <table:table-row table:style-name="ro1">
          <table:table-cell office:value-type="float" office:value="2856.803955">
            <text:p>2856,803955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14272">
            <text:p>0,114272</text:p>
          </table:table-cell>
          <table:table-cell office:value-type="float" office:value="-6.921176">
            <text:p>-6,921176</text:p>
          </table:table-cell>
          <table:table-cell table:number-columns-repeated="1019"/>
        </table:table-row>
        <table:table-row table:style-name="ro1">
          <table:table-cell office:value-type="float" office:value="2841.192871">
            <text:p>2841,19287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3648">
            <text:p>0,113648</text:p>
          </table:table-cell>
          <table:table-cell office:value-type="float" office:value="-6.940588">
            <text:p>-6,940588</text:p>
          </table:table-cell>
          <table:table-cell table:number-columns-repeated="1019"/>
        </table:table-row>
        <table:table-row table:style-name="ro1">
          <table:table-cell office:value-type="float" office:value="2841.192871">
            <text:p>2841,19287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3648">
            <text:p>0,113648</text:p>
          </table:table-cell>
          <table:table-cell office:value-type="float" office:value="-6.940588">
            <text:p>-6,940588</text:p>
          </table:table-cell>
          <table:table-cell table:number-columns-repeated="1019"/>
        </table:table-row>
        <table:table-row table:style-name="ro1">
          <table:table-cell office:value-type="float" office:value="2825.582031">
            <text:p>2825,582031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113023">
            <text:p>0,113023</text:p>
          </table:table-cell>
          <table:table-cell office:value-type="float" office:value="-6.959117">
            <text:p>-6,959117</text:p>
          </table:table-cell>
          <table:table-cell table:number-columns-repeated="1019"/>
        </table:table-row>
        <table:table-row table:style-name="ro1">
          <table:table-cell office:value-type="float" office:value="2825.582031">
            <text:p>2825,58203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3023">
            <text:p>0,113023</text:p>
          </table:table-cell>
          <table:table-cell office:value-type="float" office:value="-6.959117">
            <text:p>-6,959117</text:p>
          </table:table-cell>
          <table:table-cell table:number-columns-repeated="1019"/>
        </table:table-row>
        <table:table-row table:style-name="ro1">
          <table:table-cell office:value-type="float" office:value="2841.192871">
            <text:p>2841,192871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13648">
            <text:p>0,113648</text:p>
          </table:table-cell>
          <table:table-cell office:value-type="float" office:value="-6.978529">
            <text:p>-6,978529</text:p>
          </table:table-cell>
          <table:table-cell table:number-columns-repeated="1019"/>
        </table:table-row>
        <table:table-row table:style-name="ro1">
          <table:table-cell office:value-type="float" office:value="2841.192871">
            <text:p>2841,19287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3648">
            <text:p>0,113648</text:p>
          </table:table-cell>
          <table:table-cell office:value-type="float" office:value="-6.978529">
            <text:p>-6,978529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4897">
            <text:p>0,114897</text:p>
          </table:table-cell>
          <table:table-cell office:value-type="float" office:value="-6.997059">
            <text:p>-6,997059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14897">
            <text:p>0,114897</text:p>
          </table:table-cell>
          <table:table-cell office:value-type="float" office:value="-6.997059">
            <text:p>-6,997059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4897">
            <text:p>0,114897</text:p>
          </table:table-cell>
          <table:table-cell office:value-type="float" office:value="-7.016765">
            <text:p>-7,016765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4897">
            <text:p>0,114897</text:p>
          </table:table-cell>
          <table:table-cell office:value-type="float" office:value="-7.016765">
            <text:p>-7,016765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4897">
            <text:p>0,114897</text:p>
          </table:table-cell>
          <table:table-cell office:value-type="float" office:value="-7.03647">
            <text:p>-7,03647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14897">
            <text:p>0,114897</text:p>
          </table:table-cell>
          <table:table-cell office:value-type="float" office:value="-7.03647">
            <text:p>-7,03647</text:p>
          </table:table-cell>
          <table:table-cell table:number-columns-repeated="1019"/>
        </table:table-row>
        <table:table-row table:style-name="ro1">
          <table:table-cell office:value-type="float" office:value="2841.192871">
            <text:p>2841,192871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13648">
            <text:p>0,113648</text:p>
          </table:table-cell>
          <table:table-cell office:value-type="float" office:value="-7.055882">
            <text:p>-7,055882</text:p>
          </table:table-cell>
          <table:table-cell table:number-columns-repeated="1019"/>
        </table:table-row>
        <table:table-row table:style-name="ro1">
          <table:table-cell office:value-type="float" office:value="2841.192871">
            <text:p>2841,192871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13648">
            <text:p>0,113648</text:p>
          </table:table-cell>
          <table:table-cell office:value-type="float" office:value="-7.055882">
            <text:p>-7,055882</text:p>
          </table:table-cell>
          <table:table-cell table:number-columns-repeated="1019"/>
        </table:table-row>
        <table:table-row table:style-name="ro1">
          <table:table-cell office:value-type="float" office:value="2856.803955">
            <text:p>2856,80395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14272">
            <text:p>0,114272</text:p>
          </table:table-cell>
          <table:table-cell office:value-type="float" office:value="-7.075882">
            <text:p>-7,075882</text:p>
          </table:table-cell>
          <table:table-cell table:number-columns-repeated="1019"/>
        </table:table-row>
        <table:table-row table:style-name="ro1">
          <table:table-cell office:value-type="float" office:value="2856.803955">
            <text:p>2856,80395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4272">
            <text:p>0,114272</text:p>
          </table:table-cell>
          <table:table-cell office:value-type="float" office:value="-7.075882">
            <text:p>-7,075882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4897">
            <text:p>0,114897</text:p>
          </table:table-cell>
          <table:table-cell office:value-type="float" office:value="-7.094412">
            <text:p>-7,094412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4897">
            <text:p>0,114897</text:p>
          </table:table-cell>
          <table:table-cell office:value-type="float" office:value="-7.113529">
            <text:p>-7,113529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114897">
            <text:p>0,114897</text:p>
          </table:table-cell>
          <table:table-cell office:value-type="float" office:value="-7.113529">
            <text:p>-7,113529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4897">
            <text:p>0,114897</text:p>
          </table:table-cell>
          <table:table-cell office:value-type="float" office:value="-7.132647">
            <text:p>-7,132647</text:p>
          </table:table-cell>
          <table:table-cell table:number-columns-repeated="1019"/>
        </table:table-row>
        <table:table-row table:style-name="ro1">
          <table:table-cell office:value-type="float" office:value="2888.025879">
            <text:p>2888,02587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15521">
            <text:p>0,115521</text:p>
          </table:table-cell>
          <table:table-cell office:value-type="float" office:value="-7.132647">
            <text:p>-7,132647</text:p>
          </table:table-cell>
          <table:table-cell table:number-columns-repeated="1019"/>
        </table:table-row>
        <table:table-row table:style-name="ro1">
          <table:table-cell office:value-type="float" office:value="2903.636719">
            <text:p>2903,63671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6145">
            <text:p>0,116145</text:p>
          </table:table-cell>
          <table:table-cell office:value-type="float" office:value="-7.151765">
            <text:p>-7,151765</text:p>
          </table:table-cell>
          <table:table-cell table:number-columns-repeated="1019"/>
        </table:table-row>
        <table:table-row table:style-name="ro1">
          <table:table-cell office:value-type="float" office:value="2903.636719">
            <text:p>2903,63671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6145">
            <text:p>0,116145</text:p>
          </table:table-cell>
          <table:table-cell office:value-type="float" office:value="-7.151765">
            <text:p>-7,151765</text:p>
          </table:table-cell>
          <table:table-cell table:number-columns-repeated="1019"/>
        </table:table-row>
        <table:table-row table:style-name="ro1">
          <table:table-cell office:value-type="float" office:value="2856.803955">
            <text:p>2856,80395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4272">
            <text:p>0,114272</text:p>
          </table:table-cell>
          <table:table-cell office:value-type="float" office:value="-7.170882">
            <text:p>-7,170882</text:p>
          </table:table-cell>
          <table:table-cell table:number-columns-repeated="1019"/>
        </table:table-row>
        <table:table-row table:style-name="ro1">
          <table:table-cell office:value-type="float" office:value="2856.803955">
            <text:p>2856,80395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14272">
            <text:p>0,114272</text:p>
          </table:table-cell>
          <table:table-cell office:value-type="float" office:value="-7.170882">
            <text:p>-7,170882</text:p>
          </table:table-cell>
          <table:table-cell table:number-columns-repeated="1019"/>
        </table:table-row>
        <table:table-row table:style-name="ro1">
          <table:table-cell office:value-type="float" office:value="2888.025879">
            <text:p>2888,02587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5521">
            <text:p>0,115521</text:p>
          </table:table-cell>
          <table:table-cell office:value-type="float" office:value="-7.19">
            <text:p>-7,19</text:p>
          </table:table-cell>
          <table:table-cell table:number-columns-repeated="1019"/>
        </table:table-row>
        <table:table-row table:style-name="ro1">
          <table:table-cell office:value-type="float" office:value="2888.025879">
            <text:p>2888,02587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5521">
            <text:p>0,115521</text:p>
          </table:table-cell>
          <table:table-cell office:value-type="float" office:value="-7.19">
            <text:p>-7,19</text:p>
          </table:table-cell>
          <table:table-cell table:number-columns-repeated="1019"/>
        </table:table-row>
        <table:table-row table:style-name="ro1">
          <table:table-cell office:value-type="float" office:value="2903.636719">
            <text:p>2903,63671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6145">
            <text:p>0,116145</text:p>
          </table:table-cell>
          <table:table-cell office:value-type="float" office:value="-7.208824">
            <text:p>-7,208824</text:p>
          </table:table-cell>
          <table:table-cell table:number-columns-repeated="1019"/>
        </table:table-row>
        <table:table-row table:style-name="ro1">
          <table:table-cell office:value-type="float" office:value="2903.636719">
            <text:p>2903,63671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6145">
            <text:p>0,116145</text:p>
          </table:table-cell>
          <table:table-cell office:value-type="float" office:value="-7.208824">
            <text:p>-7,208824</text:p>
          </table:table-cell>
          <table:table-cell table:number-columns-repeated="1019"/>
        </table:table-row>
        <table:table-row table:style-name="ro1">
          <table:table-cell office:value-type="float" office:value="2919.247559">
            <text:p>2919,24755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677">
            <text:p>0,11677</text:p>
          </table:table-cell>
          <table:table-cell office:value-type="float" office:value="-7.228529">
            <text:p>-7,228529</text:p>
          </table:table-cell>
          <table:table-cell table:number-columns-repeated="1019"/>
        </table:table-row>
        <table:table-row table:style-name="ro1">
          <table:table-cell office:value-type="float" office:value="2919.247559">
            <text:p>2919,24755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677">
            <text:p>0,11677</text:p>
          </table:table-cell>
          <table:table-cell office:value-type="float" office:value="-7.228529">
            <text:p>-7,228529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14897">
            <text:p>0,114897</text:p>
          </table:table-cell>
          <table:table-cell office:value-type="float" office:value="-7.247059">
            <text:p>-7,247059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14897">
            <text:p>0,114897</text:p>
          </table:table-cell>
          <table:table-cell office:value-type="float" office:value="-7.247059">
            <text:p>-7,247059</text:p>
          </table:table-cell>
          <table:table-cell table:number-columns-repeated="1019"/>
        </table:table-row>
        <table:table-row table:style-name="ro1">
          <table:table-cell office:value-type="float" office:value="2934.858643">
            <text:p>2934,85864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7394">
            <text:p>0,117394</text:p>
          </table:table-cell>
          <table:table-cell office:value-type="float" office:value="-7.26647">
            <text:p>-7,26647</text:p>
          </table:table-cell>
          <table:table-cell table:number-columns-repeated="1019"/>
        </table:table-row>
        <table:table-row table:style-name="ro1">
          <table:table-cell office:value-type="float" office:value="2934.858643">
            <text:p>2934,85864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7394">
            <text:p>0,117394</text:p>
          </table:table-cell>
          <table:table-cell office:value-type="float" office:value="-7.26647">
            <text:p>-7,26647</text:p>
          </table:table-cell>
          <table:table-cell table:number-columns-repeated="1019"/>
        </table:table-row>
        <table:table-row table:style-name="ro1">
          <table:table-cell office:value-type="float" office:value="2903.636719">
            <text:p>2903,63671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16145">
            <text:p>0,116145</text:p>
          </table:table-cell>
          <table:table-cell office:value-type="float" office:value="-7.285882">
            <text:p>-7,285882</text:p>
          </table:table-cell>
          <table:table-cell table:number-columns-repeated="1019"/>
        </table:table-row>
        <table:table-row table:style-name="ro1">
          <table:table-cell office:value-type="float" office:value="2903.636719">
            <text:p>2903,63671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16145">
            <text:p>0,116145</text:p>
          </table:table-cell>
          <table:table-cell office:value-type="float" office:value="-7.285882">
            <text:p>-7,285882</text:p>
          </table:table-cell>
          <table:table-cell table:number-columns-repeated="1019"/>
        </table:table-row>
        <table:table-row table:style-name="ro1">
          <table:table-cell office:value-type="float" office:value="2903.636719">
            <text:p>2903,636719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16145">
            <text:p>0,116145</text:p>
          </table:table-cell>
          <table:table-cell office:value-type="float" office:value="-7.306177">
            <text:p>-7,306177</text:p>
          </table:table-cell>
          <table:table-cell table:number-columns-repeated="1019"/>
        </table:table-row>
        <table:table-row table:style-name="ro1">
          <table:table-cell office:value-type="float" office:value="2903.636719">
            <text:p>2903,63671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6145">
            <text:p>0,116145</text:p>
          </table:table-cell>
          <table:table-cell office:value-type="float" office:value="-7.306177">
            <text:p>-7,306177</text:p>
          </table:table-cell>
          <table:table-cell table:number-columns-repeated="1019"/>
        </table:table-row>
        <table:table-row table:style-name="ro1">
          <table:table-cell office:value-type="float" office:value="2934.858643">
            <text:p>2934,85864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7394">
            <text:p>0,117394</text:p>
          </table:table-cell>
          <table:table-cell office:value-type="float" office:value="-7.324706">
            <text:p>-7,324706</text:p>
          </table:table-cell>
          <table:table-cell table:number-columns-repeated="1019"/>
        </table:table-row>
        <table:table-row table:style-name="ro1">
          <table:table-cell office:value-type="float" office:value="2934.858643">
            <text:p>2934,85864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7394">
            <text:p>0,117394</text:p>
          </table:table-cell>
          <table:table-cell office:value-type="float" office:value="-7.343235">
            <text:p>-7,343235</text:p>
          </table:table-cell>
          <table:table-cell table:number-columns-repeated="1019"/>
        </table:table-row>
        <table:table-row table:style-name="ro1">
          <table:table-cell office:value-type="float" office:value="2919.247559">
            <text:p>2919,24755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677">
            <text:p>0,11677</text:p>
          </table:table-cell>
          <table:table-cell office:value-type="float" office:value="-7.343235">
            <text:p>-7,343235</text:p>
          </table:table-cell>
          <table:table-cell table:number-columns-repeated="1019"/>
        </table:table-row>
        <table:table-row table:style-name="ro1">
          <table:table-cell office:value-type="float" office:value="2919.247559">
            <text:p>2919,24755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1677">
            <text:p>0,11677</text:p>
          </table:table-cell>
          <table:table-cell office:value-type="float" office:value="-7.362353">
            <text:p>-7,362353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18019">
            <text:p>0,118019</text:p>
          </table:table-cell>
          <table:table-cell office:value-type="float" office:value="-7.362353">
            <text:p>-7,362353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8019">
            <text:p>0,118019</text:p>
          </table:table-cell>
          <table:table-cell office:value-type="float" office:value="-7.381176">
            <text:p>-7,381176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8019">
            <text:p>0,118019</text:p>
          </table:table-cell>
          <table:table-cell office:value-type="float" office:value="-7.381176">
            <text:p>-7,381176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8019">
            <text:p>0,118019</text:p>
          </table:table-cell>
          <table:table-cell office:value-type="float" office:value="-7.400588">
            <text:p>-7,400588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8019">
            <text:p>0,118019</text:p>
          </table:table-cell>
          <table:table-cell office:value-type="float" office:value="-7.400588">
            <text:p>-7,400588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8019">
            <text:p>0,118019</text:p>
          </table:table-cell>
          <table:table-cell office:value-type="float" office:value="-7.42">
            <text:p>-7,42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8019">
            <text:p>0,118019</text:p>
          </table:table-cell>
          <table:table-cell office:value-type="float" office:value="-7.42">
            <text:p>-7,42</text:p>
          </table:table-cell>
          <table:table-cell table:number-columns-repeated="1019"/>
        </table:table-row>
        <table:table-row table:style-name="ro1">
          <table:table-cell office:value-type="float" office:value="2997.30249">
            <text:p>2997,30249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119892">
            <text:p>0,119892</text:p>
          </table:table-cell>
          <table:table-cell office:value-type="float" office:value="-7.439412">
            <text:p>-7,439412</text:p>
          </table:table-cell>
          <table:table-cell table:number-columns-repeated="1019"/>
        </table:table-row>
        <table:table-row table:style-name="ro1">
          <table:table-cell office:value-type="float" office:value="2997.30249">
            <text:p>2997,3024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9892">
            <text:p>0,119892</text:p>
          </table:table-cell>
          <table:table-cell office:value-type="float" office:value="-7.439412">
            <text:p>-7,439412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18019">
            <text:p>0,118019</text:p>
          </table:table-cell>
          <table:table-cell office:value-type="float" office:value="-7.458235">
            <text:p>-7,458235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8019">
            <text:p>0,118019</text:p>
          </table:table-cell>
          <table:table-cell office:value-type="float" office:value="-7.458235">
            <text:p>-7,458235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18019">
            <text:p>0,118019</text:p>
          </table:table-cell>
          <table:table-cell office:value-type="float" office:value="-7.477647">
            <text:p>-7,477647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8019">
            <text:p>0,118019</text:p>
          </table:table-cell>
          <table:table-cell office:value-type="float" office:value="-7.477647">
            <text:p>-7,477647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8019">
            <text:p>0,118019</text:p>
          </table:table-cell>
          <table:table-cell office:value-type="float" office:value="-7.49647">
            <text:p>-7,49647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18019">
            <text:p>0,118019</text:p>
          </table:table-cell>
          <table:table-cell office:value-type="float" office:value="-7.49647">
            <text:p>-7,49647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18643">
            <text:p>0,118643</text:p>
          </table:table-cell>
          <table:table-cell office:value-type="float" office:value="-7.516177">
            <text:p>-7,516177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8643">
            <text:p>0,118643</text:p>
          </table:table-cell>
          <table:table-cell office:value-type="float" office:value="-7.516177">
            <text:p>-7,516177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18643">
            <text:p>0,118643</text:p>
          </table:table-cell>
          <table:table-cell office:value-type="float" office:value="-7.535882">
            <text:p>-7,535882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8643">
            <text:p>0,118643</text:p>
          </table:table-cell>
          <table:table-cell office:value-type="float" office:value="-7.535882">
            <text:p>-7,535882</text:p>
          </table:table-cell>
          <table:table-cell table:number-columns-repeated="1019"/>
        </table:table-row>
        <table:table-row table:style-name="ro1">
          <table:table-cell office:value-type="float" office:value="3012.91333">
            <text:p>3012,9133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20517">
            <text:p>0,120517</text:p>
          </table:table-cell>
          <table:table-cell office:value-type="float" office:value="-7.556177">
            <text:p>-7,556177</text:p>
          </table:table-cell>
          <table:table-cell table:number-columns-repeated="1019"/>
        </table:table-row>
        <table:table-row table:style-name="ro1">
          <table:table-cell office:value-type="float" office:value="3012.91333">
            <text:p>3012,9133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20517">
            <text:p>0,120517</text:p>
          </table:table-cell>
          <table:table-cell office:value-type="float" office:value="-7.556177">
            <text:p>-7,556177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26851">
            <text:p>0,026851</text:p>
          </table:table-cell>
          <table:table-cell office:value-type="float" office:value="-7.574706">
            <text:p>-7,574706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26851">
            <text:p>0,026851</text:p>
          </table:table-cell>
          <table:table-cell office:value-type="float" office:value="-7.574706">
            <text:p>-7,574706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8118">
            <text:p>0,008118</text:p>
          </table:table-cell>
          <table:table-cell office:value-type="float" office:value="-7.593823">
            <text:p>-7,593823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08118">
            <text:p>0,008118</text:p>
          </table:table-cell>
          <table:table-cell office:value-type="float" office:value="-7.612647">
            <text:p>-7,61264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7.612647">
            <text:p>-7,61264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7.631765">
            <text:p>-7,63176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7.631765">
            <text:p>-7,63176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-0.003122">
            <text:p>-0,003122</text:p>
          </table:table-cell>
          <table:table-cell office:value-type="float" office:value="-7.651176">
            <text:p>-7,651176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7.651176">
            <text:p>-7,651176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7.670294">
            <text:p>-7,670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2">
            <text:p>-0,003252</text:p>
          </table:table-cell>
          <table:table-cell office:value-type="float" office:value="-0.003221">
            <text:p>-0,003221</text:p>
          </table:table-cell>
          <table:table-cell office:value-type="float" office:value="-0.003122">
            <text:p>-0,003122</text:p>
          </table:table-cell>
          <table:table-cell office:value-type="float" office:value="-7.670294">
            <text:p>-7,670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7.689117">
            <text:p>-7,68911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7.689117">
            <text:p>-7,68911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7.708235">
            <text:p>-7,7082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7.708235">
            <text:p>-7,7082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7.727353">
            <text:p>-7,727353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-0.002498">
            <text:p>-0,002498</text:p>
          </table:table-cell>
          <table:table-cell office:value-type="float" office:value="-7.727353">
            <text:p>-7,727353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7.746765">
            <text:p>-7,74676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7.746765">
            <text:p>-7,74676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7.765882">
            <text:p>-7,765882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7.765882">
            <text:p>-7,765882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7.786177">
            <text:p>-7,78617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7.786177">
            <text:p>-7,786177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7.806177">
            <text:p>-7,806177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7.806177">
            <text:p>-7,806177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7.825882">
            <text:p>-7,825882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7.825882">
            <text:p>-7,825882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3747">
            <text:p>-0,003747</text:p>
          </table:table-cell>
          <table:table-cell office:value-type="float" office:value="-7.84647">
            <text:p>-7,84647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7.84647">
            <text:p>-7,8464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7.866471">
            <text:p>-7,866471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7.866471">
            <text:p>-7,866471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7.886765">
            <text:p>-7,88676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7.886765">
            <text:p>-7,88676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7.906177">
            <text:p>-7,90617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7.906177">
            <text:p>-7,90617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-0.003122">
            <text:p>-0,003122</text:p>
          </table:table-cell>
          <table:table-cell office:value-type="float" office:value="-7.91853">
            <text:p>-7,91853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7.91853">
            <text:p>-7,91853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-0.002498">
            <text:p>-0,002498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2498">
            <text:p>-0,002498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3122">
            <text:p>-0,003122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2">
            <text:p>-0,003252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-0.002498">
            <text:p>-0,002498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-0.003122">
            <text:p>-0,003122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-0.003122">
            <text:p>-0,003122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7.918235">
            <text:p>-7,918235</text:p>
          </table:table-cell>
          <table:table-cell table:number-columns-repeated="1019"/>
        </table:table-row>
        <table:table-row table:style-name="ro1" table:number-rows-repeated="10477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45:32.54</dc:date>
    <meta:document-statistic meta:table-count="1" meta:cell-count="4172" meta:object-count="0"/>
    <meta:generator>LibreOffice/4.0.4.2$Windows_x86 LibreOffice_project/9e9821abd0ffdbc09cd8c52eaa574fa09eb08f2</meta:generator>
  </office:meta>
</office:document-meta>
</file>